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07019806B54.jpg"/>
  <manifest:file-entry manifest:media-type="image/jpeg" manifest:full-path="Pictures/100000000000054C0000019DA8493AEF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4cm" fo:padding-bottom="0.134cm" fo:padding-left="0.268cm" fo:padding-right="0.268cm" fo:wrap-option="no-wrap" draw:shadow="hidden"/>
    </style:style>
    <style:style style:name="gr2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1.431cm" fo:padding-top="0.13cm" fo:padding-bottom="0.13cm" fo:padding-left="0.25cm" fo:padding-right="0.25cm" fo:wrap-option="no-wrap" draw:shadow="hidden"/>
    </style:style>
    <style:style style:name="gr3" style:family="graphic" style:parent-style-name="standard" style:list-style-name="L11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4" style:family="graphic" style:parent-style-name="standard" style:list-style-name="L11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5" style:family="graphic" style:parent-style-name="standard">
      <style:graphic-properties draw:stroke="dash" draw:stroke-dash="Dash_20_13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dash" draw:stroke-dash="Dash_20_15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1.431cm" fo:padding-top="0.13cm" fo:padding-bottom="0.13cm" fo:padding-left="0.25cm" fo:padding-right="0.25cm" fo:wrap-option="no-wrap" draw:shadow="hidden"/>
    </style:style>
    <style:style style:name="gr9" style:family="graphic" style:parent-style-name="standard" style:list-style-name="L11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10" style:family="graphic" style:parent-style-name="standard" style:list-style-name="L11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11" style:family="graphic" style:parent-style-name="standard" style:list-style-name="L11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12" style:family="graphic" style:parent-style-name="standard">
      <style:graphic-properties draw:stroke="dash" draw:stroke-dash="Dash_20_14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.716cm" fo:padding-top="0.13cm" fo:padding-bottom="0.13cm" fo:padding-left="0.25cm" fo:padding-right="0.25cm" fo:wrap-option="no-wrap" draw:shadow="hidden"/>
    </style:style>
    <style:style style:name="gr14" style:family="graphic" style:parent-style-name="standard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stroke="dash" draw:stroke-dash="Dash_20_5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7" style:family="graphic" style:parent-style-name="standard" style:list-style-name="L11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18" style:family="graphic" style:parent-style-name="standard" style:list-style-name="L11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19" style:family="graphic" style:parent-style-name="standard" style:list-style-name="L11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20" style:family="graphic" style:parent-style-name="standard">
      <style:graphic-properties draw:stroke="dash" draw:stroke-dash="Dash_20_6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1" style:family="graphic" style:parent-style-name="standard" style:list-style-name="L11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22" style:family="graphic" style:parent-style-name="standard">
      <style:graphic-properties draw:stroke="dash" draw:stroke-dash="Dash_20_7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3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1.92cm" fo:padding-top="0.13cm" fo:padding-bottom="0.13cm" fo:padding-left="0.25cm" fo:padding-right="0.25cm" fo:wrap-option="no-wrap" draw:shadow="hidden"/>
    </style:style>
    <style:style style:name="gr24" style:family="graphic" style:parent-style-name="standard">
      <style:graphic-properties draw:stroke="dash" draw:stroke-dash="Dash_20_2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.716cm" fo:padding-top="0.13cm" fo:padding-bottom="0.13cm" fo:padding-left="0.25cm" fo:padding-right="0.25cm" fo:wrap-option="no-wrap" draw:shadow="hidden"/>
    </style:style>
    <style:style style:name="gr26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.716cm" fo:padding-top="0.13cm" fo:padding-bottom="0.13cm" fo:padding-left="0.25cm" fo:padding-right="0.25cm" fo:wrap-option="no-wrap" draw:shadow="hidden"/>
    </style:style>
    <style:style style:name="gr27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1.263cm" fo:padding-top="0.13cm" fo:padding-bottom="0.13cm" fo:padding-left="0.25cm" fo:padding-right="0.25cm" fo:wrap-option="no-wrap" draw:shadow="hidden"/>
    </style:style>
    <style:style style:name="gr28" style:family="graphic" style:parent-style-name="standard">
      <style:graphic-properties draw:stroke="solid" svg:stroke-width="0.025cm" svg:stroke-color="#000000" draw:marker-start-width="0.199cm" draw:marker-end-width="0.199cm" draw:stroke-linejoin="miter" draw:fill="solid" draw:fill-color="#ffffff" draw:textarea-horizontal-align="justify" draw:textarea-vertical-align="top" draw:auto-grow-height="true" fo:min-height="1.317cm" fo:min-width="9.051cm" fo:padding-top="0.13cm" fo:padding-bottom="0.13cm" fo:padding-left="0.25cm" fo:padding-right="0.25cm" fo:wrap-option="wrap" draw:shadow="hidden"/>
    </style:style>
    <style:style style:name="gr29" style:family="graphic" style:parent-style-name="standard">
      <style:graphic-properties draw:stroke="solid" svg:stroke-width="0cm" svg:stroke-color="#000000" draw:marker-start-width="0.134cm" draw:marker-end="msArrowEnd_20_5" draw:marker-end-width="0.144cm" draw:marker-end-center="false" draw:stroke-linejoin="miter" draw:fill="none" draw:fill-color="#ffffff" draw:textarea-horizontal-align="left" draw:textarea-vertical-align="middle" draw:auto-grow-height="true" fo:padding-top="0.108cm" fo:padding-bottom="0.108cm" fo:padding-left="0.228cm" fo:padding-right="0.228cm" fo:wrap-option="no-wrap" draw:shadow="hidden"/>
    </style:style>
    <style:style style:name="gr30" style:family="graphic" style:parent-style-name="standard" style:list-style-name="L11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31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.716cm" fo:padding-top="0.13cm" fo:padding-bottom="0.13cm" fo:padding-left="0.25cm" fo:padding-right="0.25cm" fo:wrap-option="no-wrap" draw:shadow="hidden"/>
    </style:style>
    <style:style style:name="gr32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1.297cm" fo:padding-top="0.13cm" fo:padding-bottom="0.13cm" fo:padding-left="0.25cm" fo:padding-right="0.25cm" fo:wrap-option="no-wrap" draw:shadow="hidden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.866cm" fo:min-width="11.034cm" fo:padding-top="0.13cm" fo:padding-bottom="0.13cm" fo:padding-left="0.25cm" fo:padding-right="0.25cm" fo:wrap-option="wrap" draw:shadow="hidden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1.678cm" fo:min-width="12.448cm" fo:padding-top="0.13cm" fo:padding-bottom="0.13cm" fo:padding-left="0.25cm" fo:padding-right="0.25cm" fo:wrap-option="wrap" draw:shadow="hidden"/>
    </style:style>
    <style:style style:name="gr35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gr36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1.843cm" fo:min-width="9.768cm" fo:padding-top="0.13cm" fo:padding-bottom="0.13cm" fo:padding-left="0.25cm" fo:padding-right="0.25cm" fo:wrap-option="wrap" draw:shadow="hidden"/>
    </style:style>
    <style:style style:name="gr3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4cm" fo:padding-bottom="0.134cm" fo:padding-left="0.269cm" fo:padding-right="0.269cm" fo:wrap-option="no-wrap" draw:shadow="hidden"/>
    </style:style>
    <style:style style:name="gr38" style:family="graphic" style:parent-style-name="standard">
      <style:graphic-properties draw:stroke="solid" svg:stroke-width="0.025cm" svg:stroke-color="#000000" draw:marker-start-width="0.199cm" draw:marker-end-width="0.199cm" draw:stroke-linejoin="miter" draw:fill="solid" draw:fill-color="#ffffff" draw:textarea-horizontal-align="justify" draw:textarea-vertical-align="top" draw:auto-grow-height="true" fo:min-height="0.716cm" fo:min-width="8.799cm" fo:padding-top="0.13cm" fo:padding-bottom="0.13cm" fo:padding-left="0.25cm" fo:padding-right="0.25cm" fo:wrap-option="wrap" draw:shadow="hidden"/>
    </style:style>
    <style:style style:name="gr39" style:family="graphic" style:parent-style-name="standard">
      <style:graphic-properties draw:stroke="solid" svg:stroke-width="0.076cm" svg:stroke-color="#800000" draw:marker-start-width="0.275cm" draw:marker-end-width="0.275cm" draw:stroke-linejoin="miter" draw:fill="solid" draw:fill-color="#ffffff" draw:textarea-horizontal-align="justify" draw:textarea-vertical-align="top" draw:auto-grow-height="true" fo:min-height="0.716cm" fo:min-width="8.799cm" fo:padding-top="0.155cm" fo:padding-bottom="0.155cm" fo:padding-left="0.275cm" fo:padding-right="0.275cm" fo:wrap-option="wrap" draw:shadow="hidden"/>
    </style:style>
    <style:style style:name="gr40" style:family="graphic" style:parent-style-name="standard" style:list-style-name="L12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262626"/>
    </style:style>
    <style:style style:name="gr41" style:family="graphic" style:parent-style-name="standard">
      <style:graphic-properties draw:stroke="none" draw:fill="none" draw:fill-color="#ffffff" draw:textarea-horizontal-align="justify" draw:textarea-vertical-align="top" draw:auto-grow-height="true" fo:min-height="0.716cm" fo:padding-top="0.13cm" fo:padding-bottom="0.13cm" fo:padding-left="0.25cm" fo:padding-right="0.25cm" fo:wrap-option="no-wrap" draw:shadow="hidden"/>
    </style:style>
    <style:style style:name="gr4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.716cm" fo:padding-top="0.13cm" fo:padding-bottom="0.13cm" fo:padding-left="0.25cm" fo:padding-right="0.25cm" fo:wrap-option="no-wrap" draw:shadow="hidden"/>
    </style:style>
    <style:style style:name="gr4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1.431cm" fo:padding-top="0.13cm" fo:padding-bottom="0.13cm" fo:padding-left="0.25cm" fo:padding-right="0.25cm" fo:wrap-option="no-wrap" draw:shadow="hidden"/>
    </style:style>
    <style:style style:name="gr46" style:family="graphic" style:parent-style-name="standard" style:list-style-name="L11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47" style:family="graphic" style:parent-style-name="standard" style:list-style-name="L11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48" style:family="graphic" style:parent-style-name="standard" style:list-style-name="L11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49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.716cm" fo:padding-top="0.13cm" fo:padding-bottom="0.13cm" fo:padding-left="0.25cm" fo:padding-right="0.25cm" fo:wrap-option="no-wrap" draw:shadow="hidden"/>
    </style:style>
    <style:style style:name="gr50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.716cm" fo:padding-top="0.13cm" fo:padding-bottom="0.13cm" fo:padding-left="0.25cm" fo:padding-right="0.25cm" fo:wrap-option="no-wrap" draw:shadow="hidden"/>
    </style:style>
    <style:style style:name="gr51" style:family="graphic" style:parent-style-name="standard">
      <style:graphic-properties draw:stroke="dash" draw:stroke-dash="Dash_20_3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2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1.431cm" fo:padding-top="0.13cm" fo:padding-bottom="0.13cm" fo:padding-left="0.25cm" fo:padding-right="0.25cm" fo:wrap-option="no-wrap" draw:shadow="hidden"/>
    </style:style>
    <style:style style:name="gr53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.716cm" fo:padding-top="0.13cm" fo:padding-bottom="0.13cm" fo:padding-left="0.25cm" fo:padding-right="0.25cm" fo:wrap-option="no-wrap" draw:shadow="hidden"/>
    </style:style>
    <style:style style:name="gr54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.716cm" fo:padding-top="0.13cm" fo:padding-bottom="0.13cm" fo:padding-left="0.25cm" fo:padding-right="0.25cm" fo:wrap-option="no-wrap" draw:shadow="hidden"/>
    </style:style>
    <style:style style:name="gr5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/>
    </style:style>
    <style:style style:name="gr56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.716cm" fo:padding-top="0.13cm" fo:padding-bottom="0.13cm" fo:padding-left="0.25cm" fo:padding-right="0.25cm" fo:wrap-option="no-wrap" draw:shadow="hidden"/>
    </style:style>
    <style:style style:name="gr57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.716cm" fo:padding-top="0.13cm" fo:padding-bottom="0.13cm" fo:padding-left="0.25cm" fo:padding-right="0.25cm" fo:wrap-option="no-wrap" draw:shadow="hidden"/>
    </style:style>
    <style:style style:name="gr58" style:family="graphic" style:parent-style-name="standard">
      <style:graphic-properties draw:stroke="dash" draw:stroke-dash="Dash_20_4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/>
    </style:style>
    <style:style style:name="gr59" style:family="graphic" style:parent-style-name="standard" style:list-style-name="L12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262626"/>
    </style:style>
    <style:style style:name="gr6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="hidden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.632cm" fo:min-width="9.43cm" fo:padding-top="0.13cm" fo:padding-bottom="0.13cm" fo:padding-left="0.25cm" fo:padding-right="0.25cm" fo:wrap-option="wrap" draw:shadow="hidden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4.616cm" fo:min-width="0cm" fo:padding-top="0.127cm" fo:padding-bottom="0.127cm" fo:padding-left="0.254cm" fo:padding-right="0.254cm" fo:wrap-option="no-wrap" draw:shadow="hidden" draw:shadow-color="#808080"/>
    </style:style>
    <style:style style:name="pr3" style:family="presentation" style:parent-style-name="Title1-notes">
      <style:graphic-properties draw:stroke="solid" svg:stroke-width="0.026cm" svg:stroke-color="#000000" svg:stroke-opacity="100%" draw:stroke-linejoin="miter" draw:fill="solid" draw:fill-color="#ffffff" draw:opacity="100%" draw:auto-grow-height="true" fo:min-height="12.001cm" fo:padding-top="0.013cm" fo:padding-bottom="0.013cm" fo:padding-left="0.013cm" fo:padding-right="0.013cm" draw:shadow="hidden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2.499cm" fo:min-width="0cm" fo:padding-top="0.127cm" fo:padding-bottom="0.127cm" fo:padding-left="0.254cm" fo:padding-right="0.254cm" fo:wrap-option="no-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65cm" fo:min-width="0cm" fo:padding-top="0.127cm" fo:padding-bottom="0.127cm" fo:padding-left="0.254cm" fo:padding-right="0.254cm" fo:wrap-option="no-wrap" draw:shadow="hidden"/>
    </style:style>
    <style:style style:name="pr6" style:family="presentation" style:parent-style-name="Default-notes">
      <style:graphic-properties draw:stroke="solid" svg:stroke-width="0.026cm" svg:stroke-color="#000000" svg:stroke-opacity="100%" draw:stroke-linejoin="miter" draw:fill="solid" draw:fill-color="#ffffff" draw:opacity="100%" draw:auto-grow-height="true" fo:min-height="12.001cm" fo:padding-top="0.013cm" fo:padding-bottom="0.013cm" fo:padding-left="0.013cm" fo:padding-right="0.013cm" draw:shadow="hidden"/>
    </style:style>
    <style:style style:name="pr7" style:family="presentation" style:parent-style-name="Default-notes">
      <style:graphic-properties draw:stroke="none" draw:fill="none" draw:fill-color="#ffffff" draw:auto-grow-height="true" fo:min-height="12.001cm" draw:shadow="hidden"/>
    </style:style>
    <style:style style:name="pr8" style:family="presentation" style:parent-style-name="Default-title">
      <style:graphic-properties draw:fill-color="#ffffff" fo:min-height="2.719cm"/>
    </style:style>
    <style:style style:name="pr9" style:family="presentation" style:parent-style-name="Default-outline1">
      <style:graphic-properties draw:fill-color="#ffffff" fo:min-height="10.969cm"/>
    </style:style>
    <style:style style:name="pr10" style:family="presentation" style:parent-style-name="Default-notes">
      <style:graphic-properties draw:fill-color="#ffffff" fo:min-height="11.75cm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4.25cm" fo:min-width="0cm" fo:padding-top="0.127cm" fo:padding-bottom="0.127cm" fo:padding-left="0.254cm" fo:padding-right="0.254cm" fo:wrap-option="no-wrap" draw:shadow="hidden"/>
    </style:style>
    <style:style style:name="pr12" style:family="presentation" style:parent-style-name="Default-outline1">
      <style:graphic-properties draw:fill-color="#ffffff" fo:min-height="11.544cm"/>
    </style:style>
    <style:style style:name="pr13" style:family="presentation" style:parent-style-name="Default-title">
      <style:graphic-properties draw:fill-color="#ffffff" draw:auto-grow-height="true" fo:min-height="2.97cm"/>
    </style:style>
    <style:style style:name="pr14" style:family="presentation" style:parent-style-name="Default-outline1">
      <style:graphic-properties draw:fill-color="#ffffff" fo:min-height="4.667cm"/>
    </style:style>
    <style:style style:name="pr15" style:family="presentation" style:parent-style-name="Default-outline1" style:list-style-name="L9">
      <style:graphic-properties draw:stroke="solid" svg:stroke-width="0.035cm" svg:stroke-color="#000000" svg:stroke-opacity="100%" draw:stroke-linejoin="miter" draw:fill="solid" draw:fill-color="#feffda" draw:opacity="100%" draw:textarea-horizontal-align="justify" draw:textarea-vertical-align="top" draw:auto-grow-height="true" draw:auto-grow-width="false" fo:min-height="5.781cm" fo:min-width="0cm" fo:padding-top="0.127cm" fo:padding-bottom="0.127cm" fo:padding-left="0.254cm" fo:padding-right="0.254cm" fo:wrap-option="no-wrap" draw:shadow="visible" draw:shadow-offset-x="0.071cm" draw:shadow-offset-y="0.071cm" draw:shadow-color="#808080" draw:shadow-opacity="100%"/>
    </style:style>
    <style:style style:name="pr16" style:family="presentation" style:parent-style-name="Default-outline1" style:list-style-name="L10">
      <style:graphic-properties draw:stroke="solid" svg:stroke-width="0.035cm" svg:stroke-color="#000000" svg:stroke-opacity="100%" draw:stroke-linejoin="miter" draw:fill="solid" draw:fill-color="#feffda" draw:opacity="100%" draw:textarea-horizontal-align="justify" draw:textarea-vertical-align="top" draw:auto-grow-height="true" draw:auto-grow-width="false" fo:min-height="6.087cm" fo:min-width="0cm" fo:padding-top="0.127cm" fo:padding-bottom="0.127cm" fo:padding-left="0.254cm" fo:padding-right="0.254cm" fo:wrap-option="no-wrap" draw:shadow="visible" draw:shadow-offset-x="0.071cm" draw:shadow-offset-y="0.071cm" draw:shadow-color="#808080" draw:shadow-opacity="100%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403cm" fo:min-width="0cm" fo:padding-top="0.127cm" fo:padding-bottom="0.127cm" fo:padding-left="0.254cm" fo:padding-right="0.254cm" fo:wrap-option="no-wrap" draw:shadow="hidden"/>
    </style:style>
    <style:style style:name="pr18" style:family="presentation" style:parent-style-name="Title1-notes">
      <style:graphic-properties draw:stroke="none" draw:fill="none" draw:fill-color="#ffffff" draw:auto-grow-height="true" fo:min-height="12.001cm" draw:shadow="hidden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1.27cm" fo:margin-right="0cm" fo:margin-top="0.176cm" fo:margin-bottom="0cm" text:enable-numbering="false" fo:text-indent="0cm"/>
    </style:style>
    <style:style style:name="P4" style:family="paragraph">
      <style:paragraph-properties fo:margin-left="0cm" fo:margin-right="0cm" fo:text-align="end" text:enable-numbering="false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.952cm" fo:margin-right="0cm" fo:margin-top="0.211cm" fo:margin-bottom="0cm" text:enable-numbering="true" fo:text-indent="-0.952cm"/>
    </style:style>
    <style:style style:name="P9" style:family="paragraph">
      <style:paragraph-properties fo:margin-left="2.063cm" fo:margin-right="0cm" text:enable-numbering="true" fo:text-indent="-0.793cm"/>
    </style:style>
    <style:style style:name="P10" style:family="paragraph">
      <style:paragraph-properties fo:margin-left="0.952cm" fo:margin-right="0cm" fo:text-indent="-0.952cm" style:writing-mode="lr-tb"/>
    </style:style>
    <style:style style:name="P11" style:family="paragraph">
      <style:paragraph-properties fo:margin-left="0cm" fo:margin-right="0cm" fo:text-align="end" text:enable-numbering="false" fo:text-indent="0cm" style:writing-mode="lr-tb"/>
      <style:text-properties fo:font-size="24pt"/>
    </style:style>
    <style:style style:name="P12" style:family="paragraph">
      <style:paragraph-properties fo:margin-left="0cm" fo:margin-right="0cm" fo:text-indent="0cm"/>
      <style:text-properties fo:font-size="12pt"/>
    </style:style>
    <style:style style:name="P13" style:family="paragraph">
      <style:paragraph-properties fo:margin-left="0cm" fo:margin-right="0cm" fo:line-height="100%" fo:text-align="center" text:enable-numbering="false" fo:text-indent="0cm"/>
    </style:style>
    <style:style style:name="P14" style:family="paragraph">
      <style:paragraph-properties fo:margin-left="0cm" fo:margin-right="0cm" fo:line-height="100%" fo:text-align="center" text:enable-numbering="false" fo:text-indent="0cm" style:writing-mode="lr-tb"/>
      <style:text-properties fo:font-size="24pt"/>
    </style:style>
    <style:style style:name="P15" style:family="paragraph">
      <style:paragraph-properties fo:text-align="center" style:writing-mode="lr-tb"/>
      <style:text-properties fo:font-size="24pt"/>
    </style:style>
    <style:style style:name="P16" style:family="paragraph">
      <style:paragraph-properties fo:margin-left="0cm" fo:margin-right="0cm" fo:line-height="100%" fo:text-align="center" text:enable-numbering="false" fo:text-indent="0cm" style:writing-mode="lr-tb"/>
      <style:text-properties fo:font-size="24pt" fo:font-weight="bold"/>
    </style:style>
    <style:style style:name="P17" style:family="paragraph">
      <style:paragraph-properties fo:margin-left="0.952cm" fo:margin-right="0cm" text:enable-numbering="true" fo:text-indent="-0.952cm"/>
    </style:style>
    <style:style style:name="P18" style:family="paragraph">
      <style:paragraph-properties fo:margin-left="0cm" fo:margin-right="0cm" fo:text-indent="0cm" style:writing-mode="lr-tb"/>
      <style:text-properties fo:font-size="28pt"/>
    </style:style>
    <style:style style:name="P19" style:family="paragraph">
      <style:paragraph-properties fo:margin-left="0.952cm" fo:margin-right="0cm" text:enable-numbering="true" fo:text-indent="-0.952cm" style:text-autospace="none"/>
    </style:style>
    <style:style style:name="P20" style:family="paragraph">
      <style:paragraph-properties fo:margin-left="0.952cm" fo:margin-right="0cm" fo:text-indent="-0.952cm"/>
    </style:style>
    <style:style style:name="P21" style:family="paragraph">
      <style:paragraph-properties fo:margin-left="0cm" fo:margin-right="0cm" fo:text-indent="0cm" style:text-autospace="none"/>
    </style:style>
    <style:style style:name="P22" style:family="paragraph">
      <style:paragraph-properties fo:margin-left="0cm" fo:margin-right="0cm" fo:text-indent="0cm" style:text-autospace="none" style:writing-mode="lr-tb"/>
      <style:text-properties fo:font-family="Arial" style:font-family-generic="swiss" style:font-pitch="variable" fo:font-size="20pt"/>
    </style:style>
    <style:style style:name="P23" style:family="paragraph">
      <style:paragraph-properties fo:margin-left="0.952cm" fo:margin-right="0cm" fo:text-indent="-0.952cm" style:text-autospace="none" style:writing-mode="lr-tb"/>
      <style:text-properties fo:font-family="Verdana" style:font-family-generic="swiss" fo:font-size="24pt" style:font-family-asian="Verdana" style:font-family-generic-asian="swiss" style:font-size-asian="24pt" style:font-family-complex="Verdana" style:font-family-generic-complex="swiss" style:font-size-complex="13.6000003814697pt"/>
    </style:style>
    <style:style style:name="P24" style:family="paragraph">
      <style:paragraph-properties fo:margin-left="2.063cm" fo:margin-right="0cm" text:enable-numbering="true" fo:text-indent="-0.793cm" style:text-autospace="none"/>
    </style:style>
    <style:style style:name="P25" style:family="paragraph">
      <style:paragraph-properties fo:margin-left="0cm" fo:margin-right="0cm" text:enable-numbering="false" fo:text-indent="0cm" style:writing-mode="lr-tb"/>
      <style:text-properties fo:font-size="28pt"/>
    </style:style>
    <style:style style:name="P26" style:family="paragraph">
      <style:paragraph-properties fo:margin-left="0cm" fo:margin-right="0cm" fo:line-height="100%" fo:text-align="center" text:enable-numbering="false" fo:text-indent="0cm" style:writing-mode="lr-tb"/>
      <style:text-properties fo:font-size="16pt"/>
    </style:style>
    <style:style style:name="P27" style:family="paragraph">
      <style:paragraph-properties fo:margin-left="0cm" fo:margin-right="0cm" fo:line-height="100%" text:enable-numbering="false" fo:text-indent="0cm" style:writing-mode="lr-tb"/>
    </style:style>
    <style:style style:name="P28" style:family="paragraph">
      <style:paragraph-properties fo:margin-left="0cm" fo:margin-right="0cm" fo:line-height="100%" text:enable-numbering="false" fo:text-indent="0cm" style:writing-mode="lr-tb"/>
      <style:text-properties fo:font-size="16pt"/>
    </style:style>
    <style:style style:name="P29" style:family="paragraph">
      <style:paragraph-properties fo:margin-left="0cm" fo:margin-right="0cm" fo:text-indent="0cm"/>
      <style:text-properties fo:font-size="30pt"/>
    </style:style>
    <style:style style:name="P30" style:family="paragraph">
      <style:paragraph-properties fo:margin-left="0.952cm" fo:margin-right="0cm" fo:margin-top="0.158cm" fo:margin-bottom="0cm" fo:line-height="80%" text:enable-numbering="false" fo:text-indent="-0.952cm" style:punctuation-wrap="hanging" style:line-break="strict"/>
    </style:style>
    <style:style style:name="P31" style:family="paragraph">
      <style:paragraph-properties fo:margin-left="0.952cm" fo:margin-right="0cm" text:enable-numbering="false" fo:text-indent="-0.952cm"/>
    </style:style>
    <style:style style:name="P32" style:family="paragraph">
      <style:paragraph-properties fo:margin-left="0.952cm" fo:margin-right="0cm" fo:line-height="100%" text:enable-numbering="false" fo:text-indent="-0.952cm" style:writing-mode="lr-tb"/>
    </style:style>
    <style:style style:name="P33" style:family="paragraph">
      <style:paragraph-properties fo:margin-left="2.063cm" fo:margin-right="0cm" fo:text-indent="-0.793cm"/>
    </style:style>
    <style:style style:name="P34" style:family="paragraph">
      <style:paragraph-properties fo:margin-left="3.175cm" fo:margin-right="0cm" text:enable-numbering="true" fo:text-indent="-0.635cm"/>
    </style:style>
    <style:style style:name="P35" style:family="paragraph">
      <style:paragraph-properties style:writing-mode="lr-tb"/>
      <style:text-properties fo:font-family="Arial" style:font-family-generic="swiss" style:font-pitch="variable" fo:font-size="20pt"/>
    </style:style>
    <style:style style:name="P36" style:family="paragraph">
      <style:paragraph-properties fo:margin-left="0cm" fo:margin-right="0cm" fo:text-indent="0cm" style:text-autospace="none" style:writing-mode="lr-tb"/>
      <style:text-properties fo:color="#646464" fo:font-family="Arial" style:font-family-generic="swiss" style:font-pitch="variable" fo:font-size="20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37" style:family="paragraph">
      <style:paragraph-properties style:writing-mode="lr-tb"/>
      <style:text-properties fo:font-family="Arial" style:font-family-generic="swiss" style:font-pitch="variable" fo:font-size="18pt"/>
    </style:style>
    <style:style style:name="P38" style:family="paragraph">
      <style:paragraph-properties fo:margin-left="0cm" fo:margin-right="0cm" fo:text-indent="0cm" style:text-autospace="none" style:writing-mode="lr-tb"/>
      <style:text-properties fo:font-family="Arial" style:font-family-generic="swiss" style:font-pitch="variable" fo:font-size="18pt"/>
    </style:style>
    <style:style style:name="P39" style:family="paragraph">
      <style:paragraph-properties fo:margin-left="0cm" fo:margin-right="0cm" fo:line-height="100%" text:enable-numbering="true" fo:text-indent="0cm" style:writing-mode="lr-tb"/>
    </style:style>
    <style:style style:name="P40" style:family="paragraph">
      <style:paragraph-properties fo:margin-left="2.063cm" fo:margin-right="0cm" fo:margin-top="0.176cm" fo:margin-bottom="0cm" text:enable-numbering="true" fo:text-indent="-0.793cm"/>
    </style:style>
    <style:style style:name="P41" style:family="paragraph">
      <style:paragraph-properties fo:margin-left="0.948cm" fo:margin-right="0cm" fo:margin-top="0.158cm" fo:margin-bottom="0cm" fo:line-height="80%" text:enable-numbering="false" fo:text-indent="-0.948cm" style:punctuation-wrap="hanging" style:line-break="strict"/>
    </style:style>
    <style:style style:name="P42" style:family="paragraph">
      <style:paragraph-properties fo:margin-left="0.948cm" fo:margin-right="0cm" fo:margin-top="0.158cm" fo:margin-bottom="0cm" fo:line-height="80%" text:enable-numbering="false" fo:text-indent="-0.948cm" style:punctuation-wrap="hanging" style:line-break="strict" style:writing-mode="lr-tb"/>
      <style:text-properties fo:font-size="24pt"/>
    </style:style>
    <style:style style:name="P43" style:family="paragraph">
      <style:paragraph-properties fo:margin-left="0cm" fo:margin-right="0cm" fo:line-height="100%" text:enable-numbering="false" fo:text-indent="0cm"/>
    </style:style>
    <style:style style:name="P44" style:family="paragraph">
      <style:paragraph-properties fo:margin-left="0cm" fo:margin-right="0cm" fo:line-height="100%" text:enable-numbering="false" fo:text-indent="0cm" style:writing-mode="lr-tb"/>
      <style:text-properties fo:font-size="24pt"/>
    </style:style>
    <style:style style:name="P45" style:family="paragraph">
      <style:paragraph-properties fo:margin-left="0cm" fo:margin-right="0cm" text:enable-numbering="false" fo:text-indent="0cm" style:writing-mode="lr-tb"/>
    </style:style>
    <style:style style:name="P46" style:family="paragraph">
      <style:paragraph-properties fo:margin-left="0cm" fo:margin-right="0cm" fo:line-height="100%" fo:text-align="center" text:enable-numbering="false" fo:text-indent="0cm" style:writing-mode="lr-tb"/>
    </style:style>
    <style:style style:name="P47" style:family="paragraph">
      <style:paragraph-properties fo:margin-left="0.948cm" fo:margin-right="0cm" fo:margin-top="0.176cm" fo:margin-bottom="0cm" fo:line-height="80%" text:enable-numbering="false" fo:text-indent="-0.948cm" style:punctuation-wrap="hanging" style:line-break="strict"/>
    </style:style>
    <style:style style:name="P48" style:family="paragraph">
      <style:paragraph-properties fo:margin-left="0.948cm" fo:margin-right="0cm" fo:margin-top="0.176cm" fo:margin-bottom="0cm" fo:line-height="80%" text:enable-numbering="false" fo:text-indent="-0.948cm" style:punctuation-wrap="hanging" style:line-break="strict" style:writing-mode="lr-tb"/>
      <style:text-properties fo:font-size="24pt"/>
    </style:style>
    <style:style style:name="P49" style:family="paragraph">
      <style:paragraph-properties fo:margin-left="0.952cm" fo:margin-right="0cm" fo:margin-top="0.141cm" fo:margin-bottom="0cm" fo:line-height="80%" text:enable-numbering="false" fo:text-indent="-0.952cm"/>
    </style:style>
    <style:style style:name="P50" style:family="paragraph">
      <style:paragraph-properties fo:margin-left="0.952cm" fo:margin-right="0cm" fo:margin-top="0.141cm" fo:margin-bottom="0cm" fo:line-height="80%" text:enable-numbering="false" fo:text-indent="-0.952cm" style:writing-mode="lr-tb"/>
    </style:style>
    <style:style style:name="P51" style:family="paragraph">
      <style:paragraph-properties fo:margin-left="0.948cm" fo:margin-right="0cm" text:enable-numbering="false" fo:text-indent="-0.948cm"/>
    </style:style>
    <style:style style:name="P52" style:family="paragraph">
      <style:paragraph-properties fo:margin-left="0.948cm" fo:margin-right="0cm" fo:margin-top="0.141cm" fo:margin-bottom="0cm" fo:line-height="80%" text:enable-numbering="false" fo:text-indent="-0.948cm" style:writing-mode="lr-tb"/>
    </style:style>
    <style:style style:name="P53" style:family="paragraph">
      <style:paragraph-properties fo:margin-left="0.952cm" fo:margin-right="0cm" fo:margin-top="0.211cm" fo:margin-bottom="0cm" text:enable-numbering="true" fo:text-indent="-0.952cm" style:writing-mode="lr-tb"/>
    </style:style>
    <style:style style:name="T1" style:family="text">
      <style:text-properties fo:color="#1e481f" fo:font-size="36pt" style:font-size-asian="36pt" style:font-size-complex="36pt"/>
    </style:style>
    <style:style style:name="T2" style:family="text">
      <style:text-properties fo:font-size="13pt" fo:language="en" fo:country="US" style:font-size-asian="13pt" style:font-size-complex="13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/>
    </style:style>
    <style:style style:name="T5" style:family="text">
      <style:text-properties fo:font-style="italic"/>
    </style:style>
    <style:style style:name="T6" style:family="text">
      <style:text-properties fo:font-style="normal"/>
    </style:style>
    <style:style style:name="T7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8" style:family="text">
      <style:text-properties fo:font-family="Arial" style:font-family-generic="swiss" style:font-pitch="variable" fo:font-size="20pt" fo:language="en" fo:country="US" style:font-size-asian="20pt" style:font-size-complex="20pt"/>
    </style:style>
    <style:style style:name="T9" style:family="text">
      <style:text-properties fo:font-family="Arial" style:font-family-generic="swiss" style:font-pitch="variable" fo:font-size="20pt" style:font-size-asian="20pt" style:font-size-complex="20pt"/>
    </style:style>
    <style:style style:name="T10" style:family="text">
      <style:text-properties fo:font-weight="bold"/>
    </style:style>
    <style:style style:name="T11" style:family="text">
      <style:text-properties fo:font-family="Arial" style:font-family-generic="swiss" style:font-pitch="variable" fo:font-size="20pt" fo:language="en" fo:country="US" fo:font-weight="bold" style:font-size-asian="20pt" style:font-size-complex="20pt"/>
    </style:style>
    <style:style style:name="T12" style:family="text">
      <style:text-properties fo:font-size="28pt"/>
    </style:style>
    <style:style style:name="T13" style:family="text">
      <style:text-properties fo:font-size="28pt" fo:font-weight="normal"/>
    </style:style>
    <style:style style:name="T14" style:family="text">
      <style:text-properties fo:font-weight="normal"/>
    </style:style>
    <style:style style:name="T15" style:family="text">
      <style:text-properties fo:color="#646464" fo:font-family="Verdana" style:font-family-generic="swiss" style:font-pitch="variable" fo:font-size="24pt" fo:language="en" fo:country="US" fo:font-weight="normal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6" style:family="text">
      <style:text-properties fo:font-family="Verdana" style:font-family-generic="swiss" fo:font-size="24pt" style:font-family-asian="Verdana" style:font-family-generic-asian="swiss" style:font-size-asian="24pt" style:font-family-complex="Verdana" style:font-family-generic-complex="swiss" style:font-size-complex="13.6000003814697pt"/>
    </style:style>
    <style:style style:name="T17" style:family="text">
      <style:text-properties fo:color="#646464" fo:font-family="Arial" style:font-family-generic="swiss" style:font-pitch="variable" fo:font-size="20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8" style:family="text">
      <style:text-properties fo:color="#7f0055" fo:font-family="Arial" style:font-family-generic="swiss" style:font-pitch="variable" fo:font-size="20pt" fo:language="en" fo:country="US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19" style:family="text">
      <style:text-properties fo:color="#000000" fo:font-family="Arial" style:font-family-generic="swiss" style:font-pitch="variable" fo:font-size="20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20" style:family="text">
      <style:text-properties fo:color="#2a00ff" fo:font-family="Arial" style:font-family-generic="swiss" style:font-pitch="variable" fo:font-size="20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21" style:family="text">
      <style:text-properties fo:color="#000000" fo:font-family="Arial" style:font-family-generic="swiss" style:font-pitch="variable" fo:font-size="20pt" fo:language="en" fo:country="US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22" style:family="text">
      <style:text-properties fo:color="#646464" fo:font-family="Arial" style:font-family-generic="swiss" style:font-pitch="variable" fo:font-size="20pt" fo:language="en" fo:country="US" fo:font-weight="normal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23" style:family="text">
      <style:text-properties fo:color="#000000" fo:font-family="Arial" style:font-family-generic="swiss" style:font-pitch="variable" fo:font-size="20pt" fo:language="en" fo:country="US" fo:font-weight="normal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24" style:family="text">
      <style:text-properties fo:color="#2a00ff" fo:font-family="Arial" style:font-family-generic="swiss" style:font-pitch="variable" fo:font-size="20pt" fo:language="en" fo:country="US" fo:font-weight="normal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25" style:family="text">
      <style:text-properties fo:font-family="Verdana" style:font-family-generic="swiss" fo:font-size="16pt" style:font-family-asian="Verdana" style:font-family-generic-asian="swiss" style:font-size-asian="24pt" style:font-family-complex="Verdana" style:font-family-generic-complex="swiss" style:font-size-complex="13.6000003814697pt"/>
    </style:style>
    <style:style style:name="T26" style:family="text">
      <style:text-properties fo:font-family="Arial" style:font-family-generic="swiss" style:font-pitch="variable" fo:font-size="16pt" fo:language="en" fo:country="US" style:font-size-asian="20pt" style:font-size-complex="20pt"/>
    </style:style>
    <style:style style:name="T27" style:family="text">
      <style:text-properties fo:font-family="Arial" style:font-family-generic="swiss" style:font-pitch="variable" fo:font-size="16pt" style:font-size-asian="20pt" style:font-size-complex="20pt"/>
    </style:style>
    <style:style style:name="T28" style:family="text">
      <style:text-properties fo:font-family="Arial" style:font-family-generic="swiss" style:font-pitch="variable" fo:font-size="16pt" fo:language="en" fo:country="US" style:font-size-asian="18pt" style:font-size-complex="18pt"/>
    </style:style>
    <style:style style:name="T29" style:family="text">
      <style:text-properties fo:font-family="Arial" style:font-family-generic="swiss" style:font-pitch="variable" fo:font-size="16pt" style:font-size-asian="18pt" style:font-size-complex="18pt"/>
    </style:style>
    <style:style style:name="T30" style:family="text">
      <style:text-properties fo:font-family="Arial" style:font-family-generic="swiss" style:font-pitch="variable" fo:font-size="16pt" fo:font-weight="bold" style:font-size-asian="18pt" style:font-size-complex="18pt"/>
    </style:style>
    <style:style style:name="T31" style:family="text">
      <style:text-properties fo:font-family="Arial" style:font-family-generic="swiss" style:font-pitch="variable" fo:font-size="16pt" fo:font-weight="normal" style:font-size-asian="18pt" style:font-size-complex="18pt"/>
    </style:style>
    <style:style style:name="T32" style:family="text">
      <style:text-properties fo:font-size="30pt"/>
    </style:style>
    <style:style style:name="T33" style:family="text">
      <style:text-properties fo:color="#3f7f7f" fo:font-family="Arial" style:font-family-generic="swiss" style:font-pitch="variable" fo:font-size="18pt" fo:language="en" fo:country="US" style:font-size-asian="18pt" style:font-size-complex="18pt"/>
    </style:style>
    <style:style style:name="T34" style:family="text">
      <style:text-properties fo:color="#7f0055" fo:font-family="Arial" style:font-family-generic="swiss" style:font-pitch="variable" fo:font-size="18pt" fo:language="en" fo:country="US" style:font-size-asian="18pt" style:font-size-complex="18pt"/>
    </style:style>
    <style:style style:name="T35" style:family="text">
      <style:text-properties fo:color="#0000c0" fo:font-family="Arial" style:font-family-generic="swiss" style:font-pitch="variable" fo:font-size="18pt" fo:language="en" fo:country="US" style:font-size-asian="18pt" style:font-size-complex="18pt"/>
    </style:style>
    <style:style style:name="T36" style:family="text">
      <style:text-properties fo:font-family="Arial" style:font-family-generic="swiss" style:font-pitch="variable" fo:font-size="18pt" fo:language="en" fo:country="US" fo:font-weight="bold" style:font-size-asian="18pt" style:font-size-complex="18pt"/>
    </style:style>
    <style:style style:name="T37" style:family="text">
      <style:text-properties fo:font-family="Arial" style:font-family-generic="swiss" style:font-pitch="variable" fo:font-size="18pt" fo:language="en" fo:country="US" fo:font-style="italic" style:font-size-asian="18pt" style:font-size-complex="18pt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language="en" fo:country="US" fo:font-weight="normal"/>
    </style:style>
    <style:style style:name="T40" style:family="text">
      <style:text-properties fo:color="#646464" fo:font-family="Verdana" style:font-family-generic="swiss" style:font-pitch="variable" fo:font-size="18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41" style:family="text">
      <style:text-properties fo:color="#000000" fo:font-family="Arial" style:font-family-generic="swiss" style:font-pitch="variable" fo:font-size="20pt" fo:language="en" fo:country="US" style:font-family-asian="Monaco" style:font-family-generic-asian="modern" style:font-pitch-asian="fixed" style:font-size-asian="20pt" style:font-family-complex="Monaco" style:font-family-generic-complex="modern" style:font-pitch-complex="fixed" style:font-size-complex="20pt"/>
    </style:style>
    <style:style style:name="T42" style:family="text">
      <style:text-properties fo:font-size="12pt"/>
    </style:style>
    <style:style style:name="T43" style:family="text">
      <style:text-properties fo:color="#646464" fo:font-family="Verdana" style:font-family-generic="swiss" style:font-pitch="variable" fo:font-size="20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44" style:family="text">
      <style:text-properties fo:color="#646464" fo:font-family="Arial" style:font-family-generic="swiss" style:font-pitch="variable" fo:font-size="18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45" style:family="text">
      <style:text-properties fo:color="#7f0055" fo:font-family="Arial" style:font-family-generic="swiss" style:font-pitch="variable" fo:font-size="18pt" fo:language="en" fo:country="US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46" style:family="text">
      <style:text-properties fo:color="#000000" fo:font-family="Arial" style:font-family-generic="swiss" style:font-pitch="variable" fo:font-size="18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47" style:family="text">
      <style:text-properties fo:color="#000000" fo:font-family="Arial" style:font-family-generic="swiss" style:font-pitch="variable" fo:font-size="18pt" fo:language="en" fo:country="US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48" style:family="text">
      <style:text-properties fo:color="#2a00ff" fo:font-family="Arial" style:font-family-generic="swiss" style:font-pitch="variable" fo:font-size="18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49" style:family="text">
      <style:text-properties fo:font-family="Arial" style:font-family-generic="swiss" style:font-pitch="variable" fo:font-size="18pt" style:font-size-asian="18pt" style:font-size-complex="18pt"/>
    </style:style>
    <style:style style:name="T50" style:family="text">
      <style:text-properties fo:color="#646464" fo:font-family="Verdana" style:font-family-generic="swiss" style:font-pitch="variable" fo:font-size="24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51" style:family="text">
      <style:text-properties fo:language="en" fo:country="US" fo:font-style="italic"/>
    </style:style>
    <style:style style:name="T52" style:family="text">
      <style:text-properties fo:language="en" fo:country="US" fo:font-style="normal"/>
    </style:style>
    <style:style style:name="T53" style:family="text">
      <style:text-properties fo:color="#3f7f7f" fo:font-family="Arial" style:font-family-generic="swiss" style:font-pitch="variable" fo:font-size="18pt" fo:language="en" fo:country="GB" style:font-size-asian="18pt" style:font-size-complex="18pt"/>
    </style:style>
    <style:style style:name="T54" style:family="text">
      <style:text-properties fo:color="#000000" fo:font-family="Arial" style:font-family-generic="swiss" style:font-pitch="variable" fo:font-size="18pt" fo:language="en" fo:country="GB" style:font-size-asian="18pt" style:font-size-complex="18pt"/>
    </style:style>
    <style:style style:name="T55" style:family="text">
      <style:text-properties fo:color="#7f0055" fo:font-family="Arial" style:font-family-generic="swiss" style:font-pitch="variable" fo:font-size="18pt" fo:language="en" fo:country="GB" style:font-size-asian="18pt" style:font-size-complex="18pt"/>
    </style:style>
    <style:style style:name="T56" style:family="text">
      <style:text-properties fo:color="#0000c0" fo:font-family="Arial" style:font-family-generic="swiss" style:font-pitch="variable" fo:font-size="18pt" fo:language="en" fo:country="GB" style:font-size-asian="18pt" style:font-size-complex="18pt"/>
    </style:style>
    <style:style style:name="T57" style:family="text">
      <style:text-properties fo:font-family="Arial" style:font-family-generic="swiss" style:font-pitch="variable" fo:font-size="18pt" fo:language="en" fo:country="GB" style:font-size-asian="18pt" style:font-size-complex="18pt"/>
    </style:style>
    <style:style style:name="T58" style:family="text">
      <style:text-properties fo:color="#7f0055" fo:font-family="Arial" style:font-family-generic="swiss" style:font-pitch="variable" fo:font-size="20pt" fo:language="en" fo:country="GB" style:font-size-asian="20pt" style:font-size-complex="20pt"/>
    </style:style>
    <style:style style:name="T59" style:family="text">
      <style:text-properties fo:color="#000000" fo:font-family="Arial" style:font-family-generic="swiss" style:font-pitch="variable" fo:font-size="20pt" fo:language="en" fo:country="GB" style:font-size-asian="20pt" style:font-size-complex="20pt"/>
    </style:style>
    <style:style style:name="T60" style:family="text">
      <style:text-properties fo:font-size="28pt" fo:language="en" fo:country="US" style:font-size-asian="28pt" style:font-size-complex="28pt"/>
    </style:style>
    <style:style style:name="T61" style:family="text">
      <style:text-properties fo:color="#3f7f7f" fo:font-family="Arial" style:font-family-generic="swiss" style:font-pitch="variable" fo:font-size="16pt" fo:language="en" fo:country="US" style:font-size-asian="16pt" style:font-size-complex="16pt"/>
    </style:style>
    <style:style style:name="T62" style:family="text">
      <style:text-properties fo:font-family="Arial" style:font-family-generic="swiss" style:font-pitch="variable" fo:font-size="16pt" fo:language="en" fo:country="US" style:font-size-asian="16pt" style:font-size-complex="16pt"/>
    </style:style>
    <style:style style:name="T63" style:family="text">
      <style:text-properties fo:color="#7f0055" fo:font-family="Arial" style:font-family-generic="swiss" style:font-pitch="variable" fo:font-size="16pt" fo:language="en" fo:country="US" style:font-size-asian="16pt" style:font-size-complex="16pt"/>
    </style:style>
    <style:style style:name="T64" style:family="text">
      <style:text-properties fo:color="#0000c0" fo:font-family="Arial" style:font-family-generic="swiss" style:font-pitch="variable" fo:font-size="16pt" fo:language="en" fo:country="US" style:font-size-asian="16pt" style:font-size-complex="16pt"/>
    </style:style>
    <style:style style:name="T65" style:family="text">
      <style:text-properties fo:color="#7f0055" fo:font-family="Arial" style:font-family-generic="swiss" style:font-pitch="variable" fo:font-size="16pt" fo:language="en" fo:country="GB" style:font-size-asian="20pt" style:font-size-complex="20pt"/>
    </style:style>
    <style:style style:name="T66" style:family="text">
      <style:text-properties fo:color="#000000" fo:font-family="Arial" style:font-family-generic="swiss" style:font-pitch="variable" fo:font-size="16pt" fo:language="en" fo:country="GB" style:font-size-asian="20pt" style:font-size-complex="20pt"/>
    </style:style>
    <style:style style:name="T67" style:family="text">
      <style:text-properties fo:color="#646464" fo:font-family="Arial" style:font-family-generic="swiss" style:font-pitch="variable" fo:font-size="16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68" style:family="text">
      <style:text-properties fo:font-size="22pt" fo:language="en" fo:country="US"/>
    </style:style>
    <style:style style:name="T69" style:family="text">
      <style:text-properties fo:font-size="18pt" fo:language="en" fo:country="US"/>
    </style:style>
    <style:style style:name="T70" style:family="text">
      <style:text-properties fo:color="#646464" fo:font-family="Verdana" style:font-family-generic="swiss" style:font-pitch="variable" fo:font-size="22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text:list-style style:name="L1">
      <text:list-level-style-bullet text:level="1" text:bullet-char="•">
        <style:text-properties fo:font-family="Verdana" style:font-family-generic="swiss" style:font-pitch="variable" fo:color="#1e48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Times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Times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48cm"/>
        <style:text-properties fo:font-family="Times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Arial" style:font-family-generic="swiss" style:font-pitch="variable" fo:color="#3f7f7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948cm"/>
        <style:text-properties fo:font-family="Times" style:font-family-generic="modern" style:font-pitch="variable" fo:color="#000000" fo:font-size="100%"/>
      </text:list-level-style-bullet>
      <text:list-level-style-bullet text:level="2" text:bullet-char="•">
        <style:list-level-properties text:min-label-width="0.948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1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48cm"/>
        <style:text-properties fo:font-family="Times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pring MVC Essentials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3.176cm" svg:x="1.826cm" svg:y="5.767cm" presentation:class="title" presentation:user-transformed="true">
          <draw:text-box>
            <text:p text:style-name="P1"><text:span text:style-name="T1">Advanced Spring MVC</text:span></text:p>
          </draw:text-box>
        </draw:frame>
        <draw:frame presentation:style-name="pr2" draw:text-style-name="P2" draw:layer="layout" svg:width="19.143cm" svg:height="4.87cm" svg:x="2.568cm" svg:y="8.46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Beyond the basics: techniques for simplification, exception handling and elimination of code duplic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"/>
          <draw:frame presentation:style-name="pr3" draw:text-style-name="P6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Understanding Handler Mappings</text:span></text:p>
              </text:list-item>
            </text:list>
            <text:list text:style-name="L4">
              <text:list-item>
                <text:p text:style-name="P8"><text:span text:style-name="T3">Simplifying Handler Method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Method return valu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Method argument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Resolving Handler Exceptions</text:span></text:p>
              </text:list-item>
            </text:list>
            <text:list text:style-name="L4">
              <text:list-item>
                <text:p text:style-name="P8"><text:span text:style-name="T3">Attaching Handler Intercepto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11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"/>
          <draw:frame presentation:style-name="pr6" draw:text-style-name="P12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4">Understanding Handler Mappings</text:span></text:p>
              </text:list-item>
            </text:list>
            <text:list text:style-name="L4">
              <text:list-item>
                <text:p text:style-name="P8"><text:span text:style-name="T3">Simplifying Handler Method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Method return valu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Method argument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Resolving Handler Exceptions</text:span></text:p>
              </text:list-item>
            </text:list>
            <text:list text:style-name="L4">
              <text:list-item>
                <text:p text:style-name="P8"><text:span text:style-name="T3">Attaching Handler Intercepto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11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3"/>
          <draw:frame presentation:style-name="pr6" draw:text-style-name="P12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Understanding <text:line-break/>Handler Mappings</text:p>
          </draw:text-box>
        </draw:frame>
        <draw:frame presentation:style-name="pr5" draw:text-style-name="P10" draw:layer="layout" svg:width="21.855cm" svg:height="12.556cm" svg:x="1.745cm" svg:y="4.657cm" presentation:class="outline" presentation:user-transformed="true">
          <draw:text-box>
            <text:list text:style-name="L4">
              <text:list-item>
                <text:p text:style-name="P8">So far, we know that the DispatcherServlet delegates each incoming request to a Handler<text:line-break/><text:line-break/><text:line-break/><text:line-break/><text:line-break/><text:line-break/><text:line-break/></text:p>
              </text:list-item>
            </text:list>
            <text:list text:style-name="L4">
              <text:list-item>
                <text:p text:style-name="P8">But what really happens here?</text:p>
              </text:list-item>
            </text:list>
            <text:list text:style-name="L4">
              <text:list-item>
                <text:list>
                  <text:list-item>
                    <text:p text:style-name="P9">How does the DispatcherServlet know <text:span text:style-name="T5">which</text:span><text:span text:style-name="T6"> Handler to call?</text:span></text:p>
                  </text:list-item>
                </text:list>
              </text:list-item>
            </text:list>
          </draw:text-box>
        </draw:frame>
        <draw:custom-shape draw:name="Text Box 14" draw:style-name="gr2" draw:text-style-name="P14" draw:layer="layout" svg:width="12.7cm" svg:height="1.691cm" svg:x="6.139cm" svg:y="12.087cm">
          <text:p text:style-name="P13"><text:span text:style-name="T7">handleRequest</text:span></text:p>
          <text:p text:style-name="P13"><text:span text:style-name="T7">(request, response)</text:span></text:p>
          <draw:enhanced-geometry svg:viewBox="0 0 21600 21600" draw:type="mso-spt202" draw:enhanced-path="M 0 0 L 21600 0 21600 21600 0 21600 0 0 Z N"/>
        </draw:custom-shape>
        <draw:custom-shape draw:name="Rectangle 4" draw:style-name="gr3" draw:text-style-name="P14" draw:layer="layout" svg:width="5.08cm" svg:height="1.905cm" svg:x="4.023cm" svg:y="7.43cm">
          <text:p text:style-name="P13"><text:span text:style-name="T8">Dispatcher</text:span></text:p>
          <text:p text:style-name="P13"><text:span text:style-name="T8">Servlet</text:span></text:p>
          <draw:enhanced-geometry svg:viewBox="0 0 21600 21600" draw:type="rectangle" draw:enhanced-path="M 0 0 L 21600 0 21600 21600 0 21600 0 0 Z N"/>
        </draw:custom-shape>
        <draw:custom-shape draw:name="Rectangle 6" draw:style-name="gr4" draw:text-style-name="P14" draw:layer="layout" svg:width="4.656cm" svg:height="1.481cm" svg:x="16.088cm" svg:y="7.642cm">
          <text:p text:style-name="P13"><text:span text:style-name="T9">Handler</text:span></text:p>
          <draw:enhanced-geometry svg:viewBox="0 0 21600 21600" draw:type="rectangle" draw:enhanced-path="M 0 0 L 21600 0 21600 21600 0 21600 0 0 Z N"/>
        </draw:custom-shape>
        <draw:line draw:name="Line 7" draw:style-name="gr5" draw:text-style-name="P15" draw:layer="layout" svg:x1="6.563cm" svg:y1="9.335cm" svg:x2="6.563cm" svg:y2="13.568cm">
          <text:p text:style-name="P6"/>
        </draw:line>
        <draw:line draw:name="Line 9" draw:style-name="gr6" draw:text-style-name="P15" draw:layer="layout" svg:x1="18.416cm" svg:y1="9.335cm" svg:x2="18.416cm" svg:y2="13.568cm">
          <text:p text:style-name="P6"/>
        </draw:line>
        <draw:line draw:name="Line 13" draw:style-name="gr7" draw:text-style-name="P15" draw:layer="layout" svg:x1="6.563cm" svg:y1="12.087cm" svg:x2="18.398cm" svg:y2="12.087cm">
          <text:p text:style-name="P6"/>
        </draw:line>
        <presentation:notes draw:style-name="dp2">
          <office:forms form:automatic-focus="false" form:apply-design-mode="false"/>
          <draw:custom-shape draw:name="Rectangle 7" draw:style-name="gr1" draw:text-style-name="P11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4"/>
          <draw:frame presentation:style-name="pr7" draw:text-style-name="P12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Understanding <text:line-break/>Handler Mappings (2)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In reality, the DispatcherServlet always consults a <text:span text:style-name="T10">HandlerMapping</text:span> to decide<text:line-break/><text:line-break/><text:line-break/><text:line-break/><text:line-break/><text:line-break/><text:line-break/></text:p>
              </text:list-item>
            </text:list>
          </draw:text-box>
        </draw:frame>
        <draw:custom-shape draw:name="Text Box 14" draw:style-name="gr8" draw:text-style-name="P14" draw:layer="layout" svg:width="12.7cm" svg:height="1.691cm" svg:x="6.139cm" svg:y="12.087cm">
          <text:p text:style-name="P13"><text:span text:style-name="T7">handleRequest</text:span></text:p>
          <text:p text:style-name="P13"><text:span text:style-name="T7">(request, response)</text:span></text:p>
          <draw:enhanced-geometry svg:viewBox="0 0 21600 21600" draw:type="mso-spt202" draw:enhanced-path="M 0 0 L 21600 0 21600 21600 0 21600 0 0 Z N"/>
        </draw:custom-shape>
        <draw:custom-shape draw:name="Rectangle 4" draw:style-name="gr9" draw:text-style-name="P14" draw:layer="layout" svg:width="5.08cm" svg:height="1.905cm" svg:x="4.023cm" svg:y="7.43cm">
          <text:p text:style-name="P13"><text:span text:style-name="T8">Dispatcher</text:span></text:p>
          <text:p text:style-name="P13"><text:span text:style-name="T8">Servlet</text:span></text:p>
          <draw:enhanced-geometry svg:viewBox="0 0 21600 21600" draw:type="rectangle" draw:enhanced-path="M 0 0 L 21600 0 21600 21600 0 21600 0 0 Z N"/>
        </draw:custom-shape>
        <draw:custom-shape draw:name="Rectangle 5" draw:style-name="gr10" draw:text-style-name="P16" draw:layer="layout" svg:width="6.138cm" svg:height="1.481cm" svg:x="9.526cm" svg:y="7.642cm">
          <text:p text:style-name="P13"><text:span text:style-name="T11">HandlerMapping</text:span></text:p>
          <draw:enhanced-geometry svg:viewBox="0 0 21600 21600" draw:type="rectangle" draw:enhanced-path="M 0 0 L 21600 0 21600 21600 0 21600 0 0 Z N"/>
        </draw:custom-shape>
        <draw:custom-shape draw:name="Rectangle 6" draw:style-name="gr11" draw:text-style-name="P14" draw:layer="layout" svg:width="4.656cm" svg:height="1.481cm" svg:x="16.088cm" svg:y="7.642cm">
          <text:p text:style-name="P13"><text:span text:style-name="T9">Handler</text:span></text:p>
          <draw:enhanced-geometry svg:viewBox="0 0 21600 21600" draw:type="rectangle" draw:enhanced-path="M 0 0 L 21600 0 21600 21600 0 21600 0 0 Z N"/>
        </draw:custom-shape>
        <draw:line draw:name="Line 7" draw:style-name="gr5" draw:text-style-name="P15" draw:layer="layout" svg:x1="6.563cm" svg:y1="9.335cm" svg:x2="6.563cm" svg:y2="13.568cm">
          <text:p text:style-name="P6"/>
        </draw:line>
        <draw:line draw:name="Line 8" draw:style-name="gr12" draw:text-style-name="P15" draw:layer="layout" svg:x1="12.701cm" svg:y1="9.335cm" svg:x2="12.701cm" svg:y2="13.568cm">
          <text:p text:style-name="P6"/>
        </draw:line>
        <draw:line draw:name="Line 9" draw:style-name="gr6" draw:text-style-name="P15" draw:layer="layout" svg:x1="18.416cm" svg:y1="9.335cm" svg:x2="18.416cm" svg:y2="13.568cm">
          <text:p text:style-name="P6"/>
        </draw:line>
        <draw:line draw:name="Line 11" draw:style-name="gr7" draw:text-style-name="P15" draw:layer="layout" svg:x1="6.545cm" svg:y1="11.028cm" svg:x2="12.683cm" svg:y2="11.028cm">
          <text:p text:style-name="P6"/>
        </draw:line>
        <draw:custom-shape draw:name="Text Box 12" draw:style-name="gr13" draw:text-style-name="P14" draw:layer="layout" svg:width="6.35cm" svg:height="0.976cm" svg:x="6.545cm" svg:y="11.028cm">
          <text:p text:style-name="P13"><text:span text:style-name="T7">getHandler(request)</text:span></text:p>
          <draw:enhanced-geometry svg:viewBox="0 0 21600 21600" draw:type="mso-spt202" draw:enhanced-path="M 0 0 L 21600 0 21600 21600 0 21600 0 0 Z N"/>
        </draw:custom-shape>
        <draw:line draw:name="Line 13" draw:style-name="gr7" draw:text-style-name="P15" draw:layer="layout" svg:x1="6.563cm" svg:y1="12.087cm" svg:x2="18.398cm" svg:y2="12.087cm">
          <text:p text:style-name="P6"/>
        </draw:line>
        <presentation:notes draw:style-name="dp2">
          <office:forms form:automatic-focus="false" form:apply-design-mode="false"/>
          <draw:custom-shape draw:name="Rectangle 7" draw:style-name="gr1" draw:text-style-name="P11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5"/>
          <draw:frame presentation:style-name="pr7" draw:text-style-name="P12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Understanding <text:line-break/>Handler Mappings (3)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Spring provides a number of HandlerMapping implementations</text:p>
              </text:list-item>
            </text:list>
            <text:list text:style-name="L4">
              <text:list-item>
                <text:list>
                  <text:list-item>
                    <text:p text:style-name="P9">BeanNameHandlerMapp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SimpleUrlHandlerMapp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ControllerClassNameHandlerMapp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DefaultAnnotationHandlerMapping</text:p>
                  </text:list-item>
                </text:list>
              </text:list-item>
            </text:list>
            <text:list text:style-name="L4">
              <text:list-item>
                <text:p text:style-name="P17">This training will focus on DefaultAnnotationHandlerMapping</text:p>
              </text:list-item>
            </text:list>
            <text:list text:style-name="L4">
              <text:list-item>
                <text:list>
                  <text:list-item>
                    <text:p text:style-name="P9">It's likely to be all you'll ne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11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6"/>
          <draw:frame presentation:style-name="pr7" draw:text-style-name="P12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4" draw:text-style-name="P18" draw:layer="layout" svg:width="17.476cm" svg:height="2.753cm" svg:x="0.857cm" svg:y="0.625cm" presentation:class="title" presentation:user-transformed="true">
          <draw:text-box>
            <text:p text:style-name="P7"><text:span text:style-name="T12">Handler Mappings (4): </text:span><text:span text:style-name="T13">DefaultAnnotationHandlerMapping</text:span></text:p>
          </draw:text-box>
        </draw:frame>
        <draw:frame presentation:style-name="pr5" draw:text-style-name="P10" draw:layer="layout" svg:width="22.449cm" svg:height="11.219cm" svg:x="1.745cm" svg:y="4.657cm" presentation:class="outline" presentation:user-transformed="true">
          <draw:text-box>
            <text:list text:style-name="L4">
              <text:list-item>
                <text:p text:style-name="P8">Default HandlerMapping used by Spring @MVC</text:p>
              </text:list-item>
            </text:list>
            <text:list text:style-name="L4">
              <text:list-item>
                <text:list>
                  <text:list-item>
                    <text:p text:style-name="P9">Already registered with the DispatcherServle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Requires no explicit configuration</text:p>
                  </text:list-item>
                </text:list>
              </text:list-item>
            </text:list>
            <text:list text:style-name="L4">
              <text:list-item>
                <text:p text:style-name="P17"><text:span text:style-name="T14">Detects any </text:span><text:span text:style-name="T15">@RequestMapping</text:span><text:span text:style-name="T14"> annotations within Controller bean class definition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4">Allows DefaultAnnotationHandlerMapping to act as the central registry for all request-to-method mapping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4">@RequestMapping can be applied at class or at method leve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11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7"/>
          <draw:frame presentation:style-name="pr7" draw:text-style-name="P12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6" draw:layer="layout" svg:width="17.476cm" svg:height="2.745cm" svg:x="0.957cm" svg:y="0.229cm" presentation:class="title" presentation:user-transformed="true">
          <draw:text-box>
            <text:p text:style-name="P6">Mapping using URLs on method level</text:p>
          </draw:text-box>
        </draw:frame>
        <draw:frame presentation:style-name="pr9" draw:text-style-name="P20" draw:layer="layout" svg:width="21.855cm" svg:height="10.969cm" svg:x="1.745cm" svg:y="4.657cm" presentation:class="outline">
          <draw:text-box>
            <text:list text:style-name="L4">
              <text:list-item>
                <text:p text:style-name="P19"><text:span text:style-name="T16">Spring @MVC allows you to tag a method with @RequestMapping. The will instruct Spring to map this method to the corresponding URL</text:span></text:p>
              </text:list-item>
            </text:list>
          </draw:text-box>
        </draw:frame>
        <draw:custom-shape draw:name="Rectangle 4" draw:style-name="gr14" draw:text-style-name="P22" draw:layer="layout" svg:width="18.08cm" svg:height="5.243cm" svg:x="2.886cm" svg:y="8.666cm">
          <text:p text:style-name="P21"><text:span text:style-name="T17">@Controller</text:span></text:p>
          <text:p text:style-name="P21"><text:span text:style-name="T18">public</text:span><text:span text:style-name="T19"> </text:span><text:span text:style-name="T18">class</text:span><text:span text:style-name="T19"> ExampleController {</text:span><text:span text:style-name="T19"><text:tab/></text:span></text:p>
          <text:p text:style-name="P21"><text:span text:style-name="T19"/></text:p>
          <text:p text:style-name="P21"><text:span text:style-name="T19"><text:s text:c="8"/></text:span><text:span text:style-name="T17">@RequestMapping</text:span><text:span text:style-name="T19">(</text:span><text:span text:style-name="T20">"/accounts/listAccounts.htm"</text:span><text:span text:style-name="T19">)</text:span></text:p>
          <text:p text:style-name="P21"><text:span text:style-name="T21"><text:s text:c="8"/></text:span><text:span text:style-name="T18">public</text:span><text:span text:style-name="T19"> ModelAndView list() {...} </text:span></text:p>
          <text:p text:style-name="P21"><text:span text:style-name="T19">}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5" draw:layer="layout" svg:width="13.335cm" svg:height="10.002cm" svg:x="3.496cm" svg:y="2.001cm" draw:page-number="8" presentation:class="page"/>
          <draw:frame presentation:style-name="pr10" draw:text-style-name="P6" draw:layer="layout" svg:width="14.904cm" svg:height="11.75cm" svg:x="2.708cm" svg:y="12.668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4" draw:text-style-name="P18" draw:layer="layout" svg:width="17.476cm" svg:height="2.753cm" svg:x="0.857cm" svg:y="0.625cm" presentation:class="title" presentation:user-transformed="true">
          <draw:text-box>
            <text:p text:style-name="P7"><text:span text:style-name="T12">Mapping using URLs on type-level</text:span></text:p>
          </draw:text-box>
        </draw:frame>
        <draw:frame presentation:style-name="pr11" draw:text-style-name="P23" draw:layer="layout" svg:width="22.449cm" svg:height="4.504cm" svg:x="1.555cm" svg:y="3.559cm" presentation:class="outline" presentation:user-transformed="true">
          <draw:text-box>
            <text:list text:style-name="L4">
              <text:list-item>
                <text:p text:style-name="P19"><text:span text:style-name="T16">Spring allows you to annotate a class with @RequestMapping. You have to annotate the method (or methods) as well, narrowing down the mapping scope</text:span></text:p>
              </text:list-item>
            </text:list>
          </draw:text-box>
        </draw:frame>
        <draw:custom-shape draw:name="Rectangle 4" draw:style-name="gr14" draw:text-style-name="P22" draw:layer="layout" svg:width="20.32cm" svg:height="8.448cm" svg:x="2.497cm" svg:y="8.381cm">
          <text:p text:style-name="P21"><text:span text:style-name="T17">@Controller</text:span></text:p>
          <text:p text:style-name="P21"><text:span text:style-name="T17">@RequestMapping(</text:span><text:span text:style-name="T20">"/accounts/*.htm"</text:span><text:span text:style-name="T17">)</text:span></text:p>
          <text:p text:style-name="P21"><text:span text:style-name="T18">public</text:span><text:span text:style-name="T19"> </text:span><text:span text:style-name="T18">class</text:span><text:span text:style-name="T19"> ExampleController {</text:span><text:span text:style-name="T19"><text:tab/></text:span></text:p>
          <text:p text:style-name="P21"><text:span text:style-name="T19"/></text:p>
          <text:p text:style-name="P21"><text:span text:style-name="T19"><text:s text:c="8"/></text:span><text:span text:style-name="T17">@RequestMapping</text:span><text:span text:style-name="T19">(</text:span><text:span text:style-name="T20">"listAccounts.htm"</text:span><text:span text:style-name="T19">)</text:span></text:p>
          <text:p text:style-name="P21"><text:span text:style-name="T21"><text:s text:c="8"/></text:span><text:span text:style-name="T18">public</text:span><text:span text:style-name="T19"> ModelAndView list() {...} </text:span></text:p>
          <text:p text:style-name="P21"><text:span text:style-name="T19"/></text:p>
          <text:p text:style-name="P21"><text:span text:style-name="T21"><text:s text:c="8"/></text:span><text:span text:style-name="T22">@RequestMapping</text:span><text:span text:style-name="T23">(</text:span><text:span text:style-name="T24">"editAccount.htm"</text:span><text:span text:style-name="T23">)</text:span></text:p>
          <text:p text:style-name="P21"><text:span text:style-name="T21"><text:s text:c="8"/></text:span><text:span text:style-name="T18">public</text:span><text:span text:style-name="T21"> </text:span><text:span text:style-name="T23">ModelAndView edit() {...} <text:s text:c="5"/></text:span></text:p>
          <text:p text:style-name="P21"><text:span text:style-name="T19">}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custom-shape draw:name="Rectangle 7" draw:style-name="gr1" draw:text-style-name="P11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9"/>
          <draw:frame presentation:style-name="pr7" draw:text-style-name="P12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4" draw:text-style-name="P18" draw:layer="layout" svg:width="17.476cm" svg:height="2.753cm" svg:x="0.857cm" svg:y="0.625cm" presentation:class="title" presentation:user-transformed="true">
          <draw:text-box>
            <text:p text:style-name="P7"><text:span text:style-name="T12">Mapping using HTTP methods</text:span></text:p>
          </draw:text-box>
        </draw:frame>
        <draw:frame presentation:style-name="pr11" draw:text-style-name="P23" draw:layer="layout" svg:width="22.449cm" svg:height="4.504cm" svg:x="1.764cm" svg:y="3.559cm" presentation:class="outline" presentation:user-transformed="true">
          <draw:text-box>
            <text:list text:style-name="L4">
              <text:list-item>
                <text:p text:style-name="P19"><text:span text:style-name="T16">Spring @MVC allows you to map using HTTP request methods such as GET and POST (and other)</text:span></text:p>
              </text:list-item>
            </text:list>
            <text:list text:style-name="L4">
              <text:list-item>
                <text:list>
                  <text:list-item>
                    <text:p text:style-name="P24"><text:span text:style-name="T25">useful for implementing forms</text:span></text:p>
                  </text:list-item>
                </text:list>
              </text:list-item>
            </text:list>
          </draw:text-box>
        </draw:frame>
        <draw:custom-shape draw:name="Rectangle 4" draw:style-name="gr14" draw:text-style-name="P22" draw:layer="layout" svg:width="20.32cm" svg:height="9.297cm" svg:x="2.759cm" svg:y="8.155cm">
          <text:p text:style-name="P21"><text:span text:style-name="T17">@Controller</text:span></text:p>
          <text:p text:style-name="P21"><text:span text:style-name="T17">@RequestMapping(</text:span><text:span text:style-name="T20">"/accounts/new"</text:span><text:span text:style-name="T17">)</text:span></text:p>
          <text:p text:style-name="P21"><text:span text:style-name="T18">public</text:span><text:span text:style-name="T19"> </text:span><text:span text:style-name="T18">class</text:span><text:span text:style-name="T19"> ExampleController {</text:span><text:span text:style-name="T19"><text:tab/></text:span></text:p>
          <text:p text:style-name="P21"><text:span text:style-name="T19"/></text:p>
          <text:p text:style-name="P21"><text:span text:style-name="T19"><text:s text:c="8"/></text:span><text:span text:style-name="T17">@RequestMapping</text:span><text:span text:style-name="T19">(</text:span><text:span text:style-name="T20">method=RequestMethod.GET</text:span><text:span text:style-name="T19">)</text:span></text:p>
          <text:p text:style-name="P21"><text:span text:style-name="T21"><text:s text:c="8"/></text:span><text:span text:style-name="T18">public</text:span><text:span text:style-name="T19"> ModelAndView view(...) {...} </text:span></text:p>
          <text:p text:style-name="P21"><text:span text:style-name="T19"/></text:p>
          <text:p text:style-name="P21"><text:span text:style-name="T21"><text:s text:c="8"/></text:span><text:span text:style-name="T22">@RequestMapping</text:span><text:span text:style-name="T23">(</text:span><text:span text:style-name="T24">method=RequestMethod.POST</text:span><text:span text:style-name="T23">)</text:span></text:p>
          <text:p text:style-name="P21"><text:span text:style-name="T21"><text:s text:c="8"/></text:span><text:span text:style-name="T18">public</text:span><text:span text:style-name="T21"> </text:span><text:span text:style-name="T23">ModelAndView create(...) {...} <text:s text:c="5"/></text:span></text:p>
          <text:p text:style-name="P21"><text:span text:style-name="T19"/></text:p>
          <text:p text:style-name="P21"><text:span text:style-name="T19">}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custom-shape draw:name="Rectangle 7" draw:style-name="gr1" draw:text-style-name="P11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0"/>
          <draw:frame presentation:style-name="pr7" draw:text-style-name="P12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Summary of Request Lifecycle" draw:style-name="dp1" draw:master-page-name="Default">
        <office:forms form:automatic-focus="false" form:apply-design-mode="false"/>
        <draw:line draw:name="Line 8" draw:style-name="gr16" draw:text-style-name="P15" draw:layer="layout" svg:x1="3.459cm" svg:y1="6.35cm" svg:x2="3.459cm" svg:y2="17.357cm">
          <text:p text:style-name="P6"/>
        </draw:line>
        <draw:frame presentation:style-name="pr4" draw:text-style-name="P25" draw:layer="layout" svg:width="17.896cm" svg:height="2.753cm" svg:x="0.537cm" svg:y="0.225cm" presentation:class="title" presentation:user-transformed="true">
          <draw:text-box>
            <text:p text:style-name="P7"><text:span text:style-name="T12">DefaultAnnotationHandlerMapping</text:span><text:span text:style-name="T12"><text:line-break/></text:span><text:span text:style-name="T12">How does it work?</text:span></text:p>
          </draw:text-box>
        </draw:frame>
        <draw:custom-shape draw:name="Rectangle 4" draw:style-name="gr17" draw:text-style-name="P26" draw:layer="layout" svg:width="3.522cm" svg:height="1.9cm" svg:x="1.693cm" svg:y="4.894cm">
          <text:p text:style-name="P13"><text:span text:style-name="T26">Dispatcher</text:span></text:p>
          <text:p text:style-name="P13"><text:span text:style-name="T26">Servlet</text:span></text:p>
          <draw:enhanced-geometry svg:viewBox="0 0 21600 21600" draw:type="rectangle" draw:enhanced-path="M 0 0 L 21600 0 21600 21600 0 21600 0 0 Z N"/>
        </draw:custom-shape>
        <draw:custom-shape draw:name="Rectangle 5" draw:style-name="gr18" draw:text-style-name="P26" draw:layer="layout" svg:width="5.29cm" svg:height="1.9cm" svg:x="5.607cm" svg:y="4.894cm">
          <text:p text:style-name="P13"><text:span text:style-name="T26">DefaultAnnotationHandlerMapping</text:span></text:p>
          <draw:enhanced-geometry svg:viewBox="0 0 21600 21600" draw:type="rectangle" draw:enhanced-path="M 0 0 L 21600 0 21600 21600 0 21600 0 0 Z N"/>
        </draw:custom-shape>
        <draw:custom-shape draw:name="Rectangle 7" draw:style-name="gr19" draw:text-style-name="P26" draw:layer="layout" svg:width="5.148cm" svg:height="1.905cm" svg:x="11.147cm" svg:y="4.894cm">
          <text:p text:style-name="P13"><text:span text:style-name="T26">AnnotationMethodHandlerAdapter</text:span></text:p>
          <draw:enhanced-geometry svg:viewBox="0 0 21600 21600" draw:type="rectangle" draw:enhanced-path="M 0 0 L 21600 0 21600 21600 0 21600 0 0 Z N"/>
        </draw:custom-shape>
        <draw:line draw:name="Line 9" draw:style-name="gr20" draw:text-style-name="P15" draw:layer="layout" svg:x1="8.295cm" svg:y1="6.936cm" svg:x2="8.303cm" svg:y2="17.357cm">
          <text:p text:style-name="P6"/>
        </draw:line>
        <draw:custom-shape draw:name="Rectangle 6" draw:style-name="gr21" draw:text-style-name="P26" draw:layer="layout" svg:width="4.445cm" svg:height="1.9cm" svg:x="16.616cm" svg:y="4.894cm">
          <text:p text:style-name="P13"><text:span text:style-name="T27">Example</text:span></text:p>
          <text:p text:style-name="P13"><text:span text:style-name="T27">Controller</text:span></text:p>
          <draw:enhanced-geometry svg:viewBox="0 0 21600 21600" draw:type="rectangle" draw:enhanced-path="M 0 0 L 21600 0 21600 21600 0 21600 0 0 Z N"/>
        </draw:custom-shape>
        <draw:line draw:name="Line 10" draw:style-name="gr22" draw:text-style-name="P15" draw:layer="layout" svg:x1="13.68cm" svg:y1="6.829cm" svg:x2="13.681cm" svg:y2="17.198cm">
          <text:p text:style-name="P6"/>
        </draw:line>
        <draw:g draw:id="id5">
          <draw:custom-shape draw:name="Text Box 16" draw:style-name="gr23" draw:text-style-name="P26" draw:layer="layout" svg:width="4.885cm" svg:height="2.18cm" svg:x="13.708cm" svg:y="11.306cm">
            <text:p text:style-name="P13"><text:span text:style-name="T28">show(request)</text:span></text:p>
            <draw:enhanced-geometry svg:viewBox="0 0 21600 21600" draw:type="mso-spt202" draw:enhanced-path="M 0 0 L 21600 0 21600 21600 0 21600 0 0 Z N"/>
          </draw:custom-shape>
          <draw:line draw:name="Line 15" draw:style-name="gr7" draw:text-style-name="P15" draw:layer="layout" svg:x1="13.802cm" svg:y1="11.148cm" svg:x2="18.771cm" svg:y2="11.148cm">
            <text:p text:style-name="P6"/>
          </draw:line>
          <draw:line draw:name="Line 17" draw:style-name="gr24" draw:text-style-name="P15" draw:layer="layout" svg:x1="18.664cm" svg:y1="12.415cm" svg:x2="13.623cm" svg:y2="12.414cm">
            <text:p text:style-name="P6"/>
          </draw:line>
        </draw:g>
        <draw:g draw:name="Group 26" draw:id="id7">
          <draw:line draw:name="Line 19" draw:style-name="gr7" draw:text-style-name="P15" draw:layer="layout" svg:x1="3.459cm" svg:y1="15.452cm" svg:x2="22.776cm" svg:y2="15.452cm">
            <text:p text:style-name="P6"/>
          </draw:line>
          <draw:custom-shape draw:name="Text Box 20" draw:style-name="gr25" draw:text-style-name="P26" draw:layer="layout" svg:width="9.164cm" svg:height="0.976cm" svg:x="6.182cm" svg:y="15.452cm">
            <text:p text:style-name="P13"><text:span text:style-name="T28">render(model, response)</text:span></text:p>
            <draw:enhanced-geometry svg:viewBox="0 0 21600 21600" draw:type="mso-spt202" draw:enhanced-path="M 0 0 L 21600 0 21600 21600 0 21600 0 0 Z N"/>
          </draw:custom-shape>
        </draw:g>
        <draw:g draw:name="Group 22" draw:id="id1">
          <draw:line draw:name="Line 12" draw:style-name="gr7" draw:text-style-name="P15" draw:layer="layout" svg:x1="0.635cm" svg:y1="7.832cm" svg:x2="3.457cm" svg:y2="7.832cm">
            <text:p text:style-name="P6"/>
          </draw:line>
          <draw:custom-shape draw:name="Text Box 21" draw:style-name="gr26" draw:text-style-name="P26" draw:layer="layout" svg:width="5.459cm" svg:height="0.976cm" svg:x="0cm" svg:y="7.832cm">
            <text:p text:style-name="P13"><text:span text:style-name="T28">/reward/show?id=1</text:span></text:p>
            <draw:enhanced-geometry svg:viewBox="0 0 21600 21600" draw:type="mso-spt202" draw:enhanced-path="M 0 0 L 21600 0 21600 21600 0 21600 0 0 Z N"/>
          </draw:custom-shape>
        </draw:g>
        <draw:g draw:id="id2">
          <draw:custom-shape draw:name="Text Box 14" draw:style-name="gr27" draw:text-style-name="P26" draw:layer="layout" svg:width="5.553cm" svg:height="1.523cm" svg:x="3.387cm" svg:y="8.994cm">
            <text:p text:style-name="P13"><text:span text:style-name="T28">getHandler(request)</text:span></text:p>
            <draw:enhanced-geometry svg:viewBox="0 0 21600 21600" draw:type="mso-spt202" draw:enhanced-path="M 0 0 L 21600 0 21600 21600 0 21600 0 0 Z N"/>
          </draw:custom-shape>
          <draw:g>
            <draw:line draw:name="Line 13" draw:style-name="gr7" draw:text-style-name="P15" draw:layer="layout" svg:x1="3.388cm" svg:y1="8.994cm" svg:x2="8.132cm" svg:y2="8.994cm">
              <text:p text:style-name="P6"/>
            </draw:line>
            <draw:line draw:name="Line 17" draw:style-name="gr24" draw:text-style-name="P15" draw:layer="layout" svg:x1="8.153cm" svg:y1="9.904cm" svg:x2="3.388cm" svg:y2="9.904cm">
              <text:p text:style-name="P6"/>
            </draw:line>
          </draw:g>
        </draw:g>
        <draw:line draw:name="Line 10" draw:style-name="gr22" draw:text-style-name="P15" draw:layer="layout" svg:x1="22.797cm" svg:y1="6.958cm" svg:x2="22.808cm" svg:y2="17.357cm">
          <text:p text:style-name="P6"/>
        </draw:line>
        <draw:g draw:id="id3">
          <draw:custom-shape draw:name="Text Box 13" draw:style-name="gr28" draw:text-style-name="P28" draw:layer="layout" svg:width="11.877cm" svg:height="1.577cm" svg:x="6.179cm" svg:y="2.645cm">
            <text:p text:style-name="P27"><text:span text:style-name="T29">Looks for a @Controller-annotated bean with </text:span></text:p>
            <text:p text:style-name="P27"><text:span text:style-name="T29">a </text:span><text:span text:style-name="T30">method</text:span><text:span text:style-name="T31"> annotated with @RequestMapping</text:span></text:p>
            <draw:enhanced-geometry svg:viewBox="0 0 21600 21600" draw:type="mso-spt202" draw:enhanced-path="M 0 0 L 21600 0 21600 21600 0 21600 0 0 Z N"/>
          </draw:custom-shape>
          <draw:line draw:name="Line 14" draw:style-name="gr29" draw:text-style-name="P15" draw:layer="layout" svg:x1="11.405cm" svg:y1="4.192cm" svg:x2="10.543cm" svg:y2="5.024cm">
            <text:p text:style-name="P6"/>
          </draw:line>
        </draw:g>
        <draw:custom-shape draw:name="Rectangle 7" draw:style-name="gr30" draw:text-style-name="P26" draw:layer="layout" svg:width="2.733cm" svg:height="1.905cm" svg:x="21.296cm" svg:y="4.894cm">
          <text:p text:style-name="P13"><text:span text:style-name="T26">show.jsp</text:span></text:p>
          <draw:enhanced-geometry svg:viewBox="0 0 21600 21600" draw:type="rectangle" draw:enhanced-path="M 0 0 L 21600 0 21600 21600 0 21600 0 0 Z N"/>
        </draw:custom-shape>
        <draw:line draw:name="Line 10" draw:style-name="gr22" draw:text-style-name="P15" draw:layer="layout" svg:x1="18.736cm" svg:y1="6.865cm" svg:x2="18.736cm" svg:y2="17.52cm">
          <text:p text:style-name="P6"/>
        </draw:line>
        <draw:g draw:name="Group 26" draw:id="id4">
          <draw:line draw:name="Line 19" draw:style-name="gr7" draw:text-style-name="P15" draw:layer="layout" svg:x1="3.531cm" svg:y1="10.518cm" svg:x2="13.694cm" svg:y2="10.518cm">
            <text:p text:style-name="P6"/>
          </draw:line>
          <draw:custom-shape draw:name="Text Box 20" draw:style-name="gr31" draw:text-style-name="P26" draw:layer="layout" svg:width="4.821cm" svg:height="1.523cm" svg:x="4.964cm" svg:y="10.518cm">
            <text:p text:style-name="P13"><text:span text:style-name="T28">handle(request, response)</text:span></text:p>
            <draw:enhanced-geometry svg:viewBox="0 0 21600 21600" draw:type="mso-spt202" draw:enhanced-path="M 0 0 L 21600 0 21600 21600 0 21600 0 0 Z N"/>
          </draw:custom-shape>
        </draw:g>
        <draw:g draw:id="id6">
          <draw:line draw:name="Line 17" draw:style-name="gr24" draw:text-style-name="P15" draw:layer="layout" svg:x1="13.73cm" svg:y1="13.302cm" svg:x2="3.505cm" svg:y2="13.301cm">
            <text:p text:style-name="P6"/>
          </draw:line>
          <draw:custom-shape draw:name="Text Box 18" draw:style-name="gr32" draw:text-style-name="P26" draw:layer="layout" svg:width="9.087cm" svg:height="1.557cm" svg:x="4.424cm" svg:y="13.443cm">
            <text:p text:style-name="P13"><text:span text:style-name="T28">rewardView</text:span></text:p>
            <text:p text:style-name="P13"><text:span text:style-name="T28">model={reward}</text:span></text:p>
            <draw:enhanced-geometry svg:viewBox="0 0 21600 21600" draw:mirror-vertical="false" draw:type="mso-spt202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name="Rectangle 7" draw:style-name="gr1" draw:text-style-name="P11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1"/>
          <draw:frame presentation:style-name="pr7" draw:text-style-name="P12" draw:layer="layout" svg:width="14.904cm" svg:height="12.001cm" svg:x="2.708cm" svg:y="12.668cm" presentation:class="notes">
            <draw:text-box>
              <text:p text:style-name="P12">Note that HandlerAdapters aren't discussed and that a ViewResolver is left out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text-style-name="P29" draw:layer="layout" svg:width="17.476cm" svg:height="2.719cm" svg:x="0.957cm" svg:y="0.242cm" presentation:class="title" presentation:user-transformed="true">
          <draw:text-box>
            <text:p text:style-name="P6"><text:span text:style-name="T32">Powerful option:</text:span><text:span text:style-name="T32"><text:line-break/></text:span><text:span text:style-name="T32">Combining XML and annotations</text:span></text:p>
          </draw:text-box>
        </draw:frame>
        <draw:g draw:id="id8">
          <draw:custom-shape draw:name="Rectangle 4" draw:style-name="gr14" draw:text-style-name="P5" draw:layer="layout" svg:width="23.167cm" svg:height="5.834cm" svg:x="0.815cm" svg:y="4.229cm">
            <text:p text:style-name="P30"><text:span text:style-name="T33">&lt;bean</text:span><text:span text:style-name="T7"> </text:span><text:span text:style-name="T34">class</text:span><text:span text:style-name="T7">=</text:span><text:span text:style-name="T35">“org.springframework.web.servlet.handler.SimpleUrlHandlerMapping”</text:span><text:span text:style-name="T33">&gt;</text:span></text:p>
            <text:p text:style-name="P30"><text:span text:style-name="T33"><text:s text:c="4"/></text:span><text:span text:style-name="T33">&lt;property</text:span><text:span text:style-name="T34"> name</text:span><text:span text:style-name="T7">=</text:span><text:span text:style-name="T35">“mappings”</text:span><text:span text:style-name="T33">&gt;</text:span></text:p>
            <text:p text:style-name="P30"><text:span text:style-name="T33"><text:tab/></text:span><text:span text:style-name="T33"> <text:s text:c="3"/></text:span><text:span text:style-name="T33">&lt;value&gt;</text:span></text:p>
            <text:p text:style-name="P30"><text:span text:style-name="T7"><text:s text:c="14"/></text:span><text:span text:style-name="T7">/accounts/*=exampleController</text:span></text:p>
            <text:p text:style-name="P30"><text:span text:style-name="T7"><text:tab/></text:span><text:span text:style-name="T7"> <text:s text:c="2"/></text:span><text:span text:style-name="T33"><text:s/></text:span><text:span text:style-name="T33">&lt;/value&gt;</text:span></text:p>
            <text:p text:style-name="P30"><text:span text:style-name="T33"><text:s text:c="4"/></text:span><text:span text:style-name="T33">&lt;/property&gt;</text:span></text:p>
            <text:p text:style-name="P30"><text:span text:style-name="T33">&lt;/bean&gt;</text:span></text:p>
            <text:p text:style-name="P30"><text:span text:style-name="T33">`</text:span></text:p>
            <draw:enhanced-geometry svg:viewBox="0 0 21600 21600" draw:type="rectangle" draw:enhanced-path="M 0 0 L 21600 0 21600 21600 0 21600 0 0 Z N"/>
          </draw:custom-shape>
          <draw:custom-shape draw:name="Text Box 6" draw:style-name="gr33" draw:text-style-name="P32" draw:layer="layout" svg:width="11.534cm" svg:height="1.126cm" svg:x="13.268cm" svg:y="3.781cm">
            <text:list text:style-name="L7">
              <text:list-item>
                <text:list>
                  <text:list-item>
                    <text:p text:style-name="P31"><text:span text:style-name="T36">XML</text:span><text:span text:style-name="T7"> for mapping to the controller class</text:span></text:p>
                  </text:list-item>
                </text:list>
              </text:list-item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 draw:id="id9">
          <draw:custom-shape draw:name="Rectangle 4" draw:style-name="gr14" draw:text-style-name="P22" draw:layer="layout" svg:width="20.308cm" svg:height="5.102cm" svg:x="0.757cm" svg:y="11.172cm">
            <text:p text:style-name="P21"><text:span text:style-name="T17">@Controller</text:span></text:p>
            <text:p text:style-name="P21"><text:span text:style-name="T18">public</text:span><text:span text:style-name="T19"> </text:span><text:span text:style-name="T18">class</text:span><text:span text:style-name="T19"> ExampleController {</text:span></text:p>
            <text:p text:style-name="P21"><text:span text:style-name="T19">...</text:span><text:span text:style-name="T19"><text:tab/></text:span></text:p>
            <text:p text:style-name="P21"><text:span text:style-name="T19"><text:s text:c="8"/></text:span><text:span text:style-name="T17">@RequestMapping</text:span><text:span text:style-name="T19">(</text:span><text:span text:style-name="T20">"accountSummary.htm"</text:span><text:span text:style-name="T19">)</text:span></text:p>
            <text:p text:style-name="P21"><text:span text:style-name="T21"><text:s text:c="8"/></text:span><text:span text:style-name="T18">public</text:span><text:span text:style-name="T19"> ModelAndView list() {...} </text:span><text:span text:style-name="T23"><text:s text:c="6"/></text:span></text:p>
            <text:p text:style-name="P21"><text:span text:style-name="T19">}</text:span></text:p>
            <draw:enhanced-geometry svg:viewBox="0 0 21600 21600" draw:type="rectangle" draw:enhanced-path="M 0 0 L 21600 0 21600 21600 0 21600 0 0 Z N"/>
          </draw:custom-shape>
          <draw:custom-shape draw:name="Text Box 6" draw:style-name="gr34" draw:text-style-name="P32" draw:layer="layout" svg:width="12.948cm" svg:height="1.938cm" svg:x="11.853cm" svg:y="10.601cm">
            <text:list text:style-name="L7">
              <text:list-item>
                <text:list>
                  <text:list-item>
                    <text:p text:style-name="P31"><text:span text:style-name="T36">Annotations</text:span><text:span text:style-name="T7"> for auto-detecting component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1"><text:span text:style-name="T7">and dispatching to methods</text:span></text:p>
                  </text:list-item>
                </text:list>
              </text:list-item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 draw:id="id10">
          <draw:line draw:style-name="gr35" draw:layer="layout" svg:x1="13.602cm" svg:y1="15.943cm" svg:x2="12.178cm" svg:y2="14.687cm">
            <text:p text:style-name="P6"/>
          </draw:line>
          <draw:custom-shape draw:name="Text Box 6" draw:style-name="gr36" draw:text-style-name="P32" draw:layer="layout" svg:width="10.277cm" svg:height="2.103cm" svg:x="13.519cm" svg:y="15.222cm">
            <text:list text:style-name="L7">
              <text:list-item>
                <text:list>
                  <text:list-item>
                    <text:p text:style-name="P31"><text:span text:style-name="T7">Relative mapping! Mapped URL is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1"><text:span text:style-name="T37">/accounts/accountSummary.htm</text:span></text:p>
                  </text:list-item>
                </text:list>
              </text:list-item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5" draw:layer="layout" svg:width="13.335cm" svg:height="10.002cm" svg:x="3.496cm" svg:y="2.001cm" draw:page-number="12" presentation:class="page"/>
          <draw:frame presentation:style-name="pr10" draw:text-style-name="P6" draw:layer="layout" svg:width="14.904cm" svg:height="11.75cm" svg:x="2.708cm" svg:y="12.668cm" presentation:class="notes">
            <draw:text-box>
              <text:p text:style-name="P6">Just explain what the mappings do – might need to add a word or two on</text:p>
              <text:p text:style-name="P6">SimpleUrlHandlerMapping, which we introduce here, and that ExampleController instance is in fact a bean named 'exampleController'</text:p>
              <text:p text:style-name="P6"/>
              <text:p text:style-name="P6">The benefits of the technique are illustrated on the following slide</text:p>
              <text:p text:style-name="P6"/>
              <text:p text:style-name="P6">NB: notice that if you register a SimpleUrlHandlerMapping, you'll <text:span text:style-name="T38">also need to add a DefaultAnnotationHandlerMapping</text:span> since it won't be registered by default anymore!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text-style-name="P6" draw:layer="layout" svg:width="17.856cm" svg:height="2.719cm" svg:x="0.577cm" svg:y="0.242cm" presentation:class="title" presentation:user-transformed="true">
          <draw:text-box>
            <text:p text:style-name="P6">Benefits of a mixed mapping</text:p>
          </draw:text-box>
        </draw:frame>
        <draw:frame presentation:style-name="pr12" draw:text-style-name="P20" draw:layer="layout" svg:width="21.865cm" svg:height="11.544cm" svg:x="1.696cm" svg:y="4.443cm" presentation:class="outline" presentation:user-transformed="true">
          <draw:text-box>
            <text:list text:style-name="L4">
              <text:list-item>
                <text:p text:style-name="P20"><text:span text:style-name="T14">Useful in a large application scenario</text:span></text:p>
              </text:list-item>
            </text:list>
            <text:list text:style-name="L4">
              <text:list-item>
                <text:p text:style-name="P20"><text:span text:style-name="T10">XML</text:span> for mapping to the controller class</text:p>
              </text:list-item>
            </text:list>
            <text:list text:style-name="L4">
              <text:list-item>
                <text:list>
                  <text:list-item>
                    <text:p text:style-name="P33"><text:span text:style-name="T5">Flexible</text:span>: base path can chang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3"><text:span text:style-name="T5">Clear</text:span>: a single place for defining mapping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3"><text:span text:style-name="T5">Reusable</text:span>: same controller for different mappings</text:p>
                  </text:list-item>
                </text:list>
              </text:list-item>
            </text:list>
            <text:list text:style-name="L4">
              <text:list-item>
                <text:p text:style-name="P20"><text:span text:style-name="T10">@RequestMapping</text:span> for dispatching to methods inside a controller</text:p>
              </text:list-item>
            </text:list>
            <text:list text:style-name="L4">
              <text:list-item>
                <text:list>
                  <text:list-item>
                    <text:p text:style-name="P33"><text:span text:style-name="T6">Effective</text:span> when using <text:span text:style-name="T5">relative-path</text:span> or <text:span text:style-name="T5">HTTP-metho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3"><text:span text:style-name="T5">Intuitive:</text:span><text:span text:style-name="T6"> the mapping is near the method that processes i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5" draw:layer="layout" svg:width="13.335cm" svg:height="10.002cm" svg:x="3.496cm" svg:y="2.001cm" draw:page-number="13" presentation:class="page"/>
          <draw:frame presentation:style-name="pr10" draw:text-style-name="P6" draw:layer="layout" svg:width="14.904cm" svg:height="11.75cm" svg:x="2.708cm" svg:y="12.668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Understanding Handler Mappings</text:span></text:p>
              </text:list-item>
            </text:list>
            <text:list text:style-name="L4">
              <text:list-item>
                <text:p text:style-name="P8"><text:span text:style-name="T4">Simplifying Handler Method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Method return valu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Method argument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Resolving Handler Exceptions</text:span></text:p>
              </text:list-item>
            </text:list>
            <text:list text:style-name="L4">
              <text:list-item>
                <text:p text:style-name="P8"><text:span text:style-name="T3">Attaching Handler Intercepto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11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4"/>
          <draw:frame presentation:style-name="pr6" draw:text-style-name="P12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Understanding Handler Mappings</text:span></text:p>
              </text:list-item>
            </text:list>
            <text:list text:style-name="L4">
              <text:list-item>
                <text:p text:style-name="P8"><text:span text:style-name="T39">Simplifying Handler Method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4">Method return valu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Method argument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Resolving Handler Exceptions</text:span></text:p>
              </text:list-item>
            </text:list>
            <text:list text:style-name="L4">
              <text:list-item>
                <text:p text:style-name="P8"><text:span text:style-name="T3">Attaching Handler Intercepto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11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5"/>
          <draw:frame presentation:style-name="pr6" draw:text-style-name="P12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Handler Method <text:line-break/>Return Values</text:p>
          </draw:text-box>
        </draw:frame>
        <draw:frame presentation:style-name="pr5" draw:text-style-name="P10" draw:layer="layout" svg:width="21.855cm" svg:height="12.541cm" svg:x="1.745cm" svg:y="3.857cm" presentation:class="outline" presentation:user-transformed="true">
          <draw:text-box>
            <text:list text:style-name="L4">
              <text:list-item>
                <text:p text:style-name="P8">So far, we have seen that handler methods can return a ModelAndView object<text:line-break/><text:line-break/><text:line-break/><text:line-break/></text:p>
              </text:list-item>
            </text:list>
            <text:list text:style-name="L4">
              <text:list-item>
                <text:p text:id="id11" text:style-name="P8">This is not the only option! <text:s/>Handler methods can also return:</text:p>
              </text:list-item>
            </text:list>
            <text:list text:style-name="L4">
              <text:list-item>
                <text:list>
                  <text:list-item>
                    <text:p text:id="id12" text:style-name="P9">a java.lang.Str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13" text:style-name="P34">Representing the name of the view to be rendered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4" text:style-name="P9">any arbitrary objec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15" text:style-name="P34">put in the model by using <text:span text:style-name="T40">@ModelAttribut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4" draw:style-name="gr14" draw:text-style-name="P35" draw:layer="layout" svg:width="21.118cm" svg:height="3.616cm" svg:x="2.075cm" svg:y="6.291cm">
          <text:p text:style-name="P21"><text:span text:style-name="T17"><text:s text:c="4"/></text:span><text:span text:style-name="T17">@RequestMapping</text:span><text:span text:style-name="T19">(</text:span><text:span text:style-name="T20">"/listAccounts.htm"</text:span><text:span text:style-name="T19">)</text:span></text:p>
          <text:p text:style-name="P21"><text:span text:style-name="T21"><text:s text:c="4"/></text:span><text:span text:style-name="T18">public</text:span><text:span text:style-name="T19"> ModelAndView list() {</text:span></text:p>
          <text:p text:style-name="P21"><text:span text:style-name="T41"><text:s text:c="8"/></text:span><text:span text:style-name="T41">...</text:span></text:p>
          <text:p text:style-name="P21"><text:span text:style-name="T41"><text:s text:c="4"/></text:span><text:span text:style-name="T41">}</text:span></text:p>
          <text:p text:style-name="P21"><text:span text:style-name="T41"/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name="Rectangle 7" draw:style-name="gr1" draw:text-style-name="P11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6"/>
          <draw:frame presentation:style-name="pr7" draw:text-style-name="P12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Handler Method Returning <text:line-break/>a java.lang.String</text:p>
          </draw:text-box>
        </draw:frame>
        <draw:frame presentation:style-name="pr5" draw:text-style-name="P10" draw:layer="layout" svg:width="22.116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Spring @MVC will now render a view with the name “welcome”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view name is subject as always to processing by view resolvers </text:span></text:p>
                  </text:list-item>
                </text:list>
              </text:list-item>
            </text:list>
          </draw:text-box>
        </draw:frame>
        <draw:custom-shape draw:name="Rectangle 4" draw:style-name="gr14" draw:text-style-name="P22" draw:layer="layout" svg:width="20.32cm" svg:height="6.803cm" svg:x="3.175cm" svg:y="8.89cm">
          <text:p text:style-name="P21"><text:span text:style-name="T17">@Controller</text:span></text:p>
          <text:p text:style-name="P21"><text:span text:style-name="T18">public</text:span><text:span text:style-name="T19"> </text:span><text:span text:style-name="T18">class</text:span><text:span text:style-name="T19"> ExampleController {</text:span></text:p>
          <text:p text:style-name="P21"><text:span text:style-name="T19"><text:tab/></text:span></text:p>
          <text:p text:style-name="P21"><text:span text:style-name="T19"><text:s text:c="8"/></text:span><text:span text:style-name="T17">@RequestMapping</text:span><text:span text:style-name="T19">(</text:span><text:span text:style-name="T20">"/hello"</text:span><text:span text:style-name="T19">)</text:span></text:p>
          <text:p text:style-name="P21"><text:span text:style-name="T21"><text:s text:c="8"/></text:span><text:span text:style-name="T18">public</text:span><text:span text:style-name="T19"> String hello() {</text:span></text:p>
          <text:p text:style-name="P21"><text:span text:style-name="T21"><text:s text:c="16"/></text:span><text:span text:style-name="T18">return</text:span><text:span text:style-name="T19"> </text:span><text:span text:style-name="T20">"welcome"</text:span><text:span text:style-name="T19">;</text:span></text:p>
          <text:p text:style-name="P21"><text:span text:style-name="T19"><text:s text:c="8"/></text:span><text:span text:style-name="T19">}</text:span></text:p>
          <text:p text:style-name="P21"><text:span text:style-name="T19">}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custom-shape draw:name="Rectangle 7" draw:style-name="gr1" draw:text-style-name="P11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7"/>
          <draw:frame presentation:style-name="pr6" draw:text-style-name="P12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Handler Method Returning <text:line-break/>a @ModelAttribute object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Spring will now put the Date into the model using the key “currentDate”</text:span></text:p>
              </text:list-item>
            </text:list>
            <text:list text:style-name="L4">
              <text:list-item>
                <text:p text:style-name="P8"><text:span text:style-name="T3">The view name will be the internal path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for “helloYou.htm”, the view name will be “helloYou”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for “helloMe.htm” the view name will be “helloMe”</text:span></text:p>
                  </text:list-item>
                </text:list>
              </text:list-item>
            </text:list>
          </draw:text-box>
        </draw:frame>
        <draw:custom-shape draw:name="Rectangle 4" draw:style-name="gr14" draw:text-style-name="P36" draw:layer="layout" svg:width="20.32cm" svg:height="6.803cm" svg:x="3.175cm" svg:y="10.671cm">
          <text:p text:style-name="P21"><text:span text:style-name="T17">@Controller</text:span></text:p>
          <text:p text:style-name="P21"><text:span text:style-name="T18">public class</text:span><text:span text:style-name="T19"> ExampleController {</text:span></text:p>
          <text:p text:style-name="P21"><text:span text:style-name="T19"><text:tab/></text:span></text:p>
          <text:p text:style-name="P21"><text:span text:style-name="T17"><text:s text:c="8"/></text:span><text:span text:style-name="T17">@RequestMapping</text:span><text:span text:style-name="T19">(</text:span><text:span text:style-name="T20">"/hello*"</text:span><text:span text:style-name="T19">)</text:span></text:p>
          <text:p text:style-name="P21"><text:span text:style-name="T18"><text:s text:c="8"/></text:span><text:span text:style-name="T18">public</text:span><text:span text:style-name="T19"> </text:span><text:span text:style-name="T17">@ModelAttribute</text:span><text:span text:style-name="T19">(</text:span><text:span text:style-name="T20">"currentDate"</text:span><text:span text:style-name="T19">) Date hello() {</text:span></text:p>
          <text:p text:style-name="P21"><text:span text:style-name="T18"><text:s text:c="16"/></text:span><text:span text:style-name="T18">return</text:span><text:span text:style-name="T19"> </text:span><text:span text:style-name="T18">new</text:span><text:span text:style-name="T19"> Date();</text:span></text:p>
          <text:p text:style-name="P21"><text:span text:style-name="T19"><text:s text:c="8"/></text:span><text:span text:style-name="T19">}</text:span></text:p>
          <text:p text:style-name="P21"><text:span text:style-name="T19">}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custom-shape draw:name="Rectangle 7" draw:style-name="gr1" draw:text-style-name="P11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8"/>
          <draw:frame presentation:style-name="pr6" draw:text-style-name="P12" draw:layer="layout" svg:width="14.904cm" svg:height="12.027cm" svg:x="2.708cm" svg:y="12.668cm" presentation:class="notes">
            <draw:text-box>
              <text:p text:style-name="P6"><text:span text:style-name="T42">Note that the placement of the @ModelAttribute annotation is with an eye toward readability. <text:s/>It is still (obviously) a method-level annotation, but hopefully places a bit more emphasis on it's purpose: to place the returned Date object into the model with the name 'currentDate'. </text:span></text:p>
              <text:p text:style-name="P6"><text:span text:style-name="T42"/></text:p>
              <text:p text:style-name="P6"><text:span text:style-name="T42">A note on view name resolution: <text:s/>The slide states that 'the view name will be the internal path'. <text:s/>This is because the RequestToViewNameTranslator in play is DefaultRequestToViewNameTranslator (registered automatically with the DispatcherServlet). <text:s/>If one wanted to change the rules around how views are rendered, a custom implementation of the RequestToViewNameTranslator interface could be registered. <text:s text:c="2"/>For the time being, it is probably not worth it to be explicit about this functionality with the students. <text:s/>If we get a lot of questions about it, let's consider adding a slide or two about it then. (Joris: this is already briefly mentioned on the next slide)</text:span></text:p>
              <text:p text:style-name="P6"><text:span text:style-name="T42"/></text:p>
              <text:p text:style-name="P6"><text:span text:style-name="T42">Also note that leaving out the entire @ModelAttribute annotation would add the Date as "date" to the model. Annotating a String with @ModelAttribute doesn't work, BTW, it will still be considered a view name (in Spring 2.5.3 at least)</text:span></text:p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Handler Not Required to Specify a View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DispatcherServlet assumes a “default” view</text:p>
              </text:list-item>
            </text:list>
            <text:list text:style-name="L4">
              <text:list-item>
                <text:list>
                  <text:list-item>
                    <text:p text:style-name="P9">strips leading '/' + the extension from current UR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example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4">“/edit.htm” =&gt; “edit”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4">“/reward/edit.htm” =&gt; “reward/edit”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can customize behavio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4">RequestToViewNameTranslat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37" draw:text-style-name="P11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9"/>
          <draw:frame presentation:style-name="pr7" draw:text-style-name="P12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Handler Method Return Values - summary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Flexibility to choose a return value type</text:p>
              </text:list-item>
            </text:list>
            <text:list text:style-name="L4">
              <text:list-item>
                <text:list>
                  <text:list-item>
                    <text:p text:style-name="P9">Str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4">interpreted as a logical view nam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Map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4">contents added to the model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POJO annotated with @ModelAttribut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4">the POJO is added to the model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ModelAndView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4">always an o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37" draw:text-style-name="P11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0"/>
          <draw:frame presentation:style-name="pr7" draw:text-style-name="P12" draw:layer="layout" svg:width="14.904cm" svg:height="12.001cm" svg:x="2.708cm" svg:y="12.668cm" presentation:class="notes">
            <draw:text-box>
              <text:p text:style-name="P12">Again: POJO without @ModelAttribute also works!</text:p>
              <text:p text:style-name="P12">Also misses Model and View as return types (but these haven't been discussed)</text:p>
            </draw:text-box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Understanding Handler Mappings</text:span></text:p>
              </text:list-item>
            </text:list>
            <text:list text:style-name="L4">
              <text:list-item>
                <text:p text:style-name="P8"><text:span text:style-name="T39">Simplifying Handler Method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9">Method return valu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4">Method argument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Resolving Handler Exceptions</text:span></text:p>
              </text:list-item>
            </text:list>
            <text:list text:style-name="L4">
              <text:list-item>
                <text:p text:style-name="P8"><text:span text:style-name="T3">Attaching Handler Intercepto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11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1"/>
          <draw:frame presentation:style-name="pr6" draw:text-style-name="P12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Controllers as Request Handlers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Handler Method Arguments</text:p>
          </draw:text-box>
        </draw:frame>
        <draw:frame presentation:style-name="pr5" draw:text-style-name="P10" draw:layer="layout" svg:width="22.883cm" svg:height="11.219cm" svg:x="1.693cm" svg:y="4.557cm" presentation:class="outline" presentation:user-transformed="true">
          <draw:text-box>
            <text:list text:style-name="L4">
              <text:list-item>
                <text:p text:style-name="P8"><text:span text:style-name="T3">Handler methods can accept a rich variety of parameter type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Standard Servlet API objec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4"><text:span text:style-name="T3">HttpServletReques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4"><text:span text:style-name="T3">HttpServletRespons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4"><text:span text:style-name="T3">HttpSessio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Objects extracted from the request with </text:span><text:span text:style-name="T43">@RequestParam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... and mor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2"/>
          <draw:frame presentation:style-name="pr6" draw:text-style-name="P6" draw:layer="layout" svg:width="14.904cm" svg:height="12.027cm" svg:x="2.708cm" svg:y="12.668cm" presentation:class="notes">
            <draw:text-box>
              <text:p text:style-name="P6">Regarding the “... and more”, see section 13.12.3 of the 2.5.x MVC documentation.</text:p>
              <text:p text:style-name="P6"/>
              <text:p text:style-name="P6">One notable omission from the list of possible arguments is @ModelAttribute-annotated parameters. <text:s/>At this point, it may be too much to digest. <text:s/>This would be a candidate for later addition, after road testing this material. <text:s/>At any rate, the lab does not require it, so it's not 'critical' here.</text:p>
            </draw:text-box>
          </draw:frame>
        </presentation:notes>
      </draw:page>
      <draw:page draw:name="page23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Handler Method Arguments</text:p>
          </draw:text-box>
        </draw:frame>
        <draw:frame presentation:style-name="pr5" draw:text-style-name="P10" draw:layer="layout" svg:width="21.834cm" svg:height="11.701cm" svg:x="1.693cm" svg:y="4.557cm" presentation:class="outline" presentation:user-transformed="true">
          <draw:text-box>
            <text:list text:style-name="L4">
              <text:list-item>
                <text:p text:style-name="P8"><text:span text:style-name="T3">Example: handler method accepting a standard HttpServletRequest object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    </text:list-item>
            </text:list>
            <text:list text:style-name="L4">
              <text:list-item>
                <text:p text:id="id18" text:style-name="P8"><text:span text:style-name="T3">We can do better than this!</text:span></text:p>
              </text:list-item>
            </text:list>
            <text:list text:style-name="L4">
              <text:list-item>
                <text:list>
                  <text:list-item>
                    <text:p text:id="id19" text:style-name="P9"><text:span text:style-name="T40">@RequestParam</text:span><text:span text:style-name="T3"> can help...</text:span></text:p>
                  </text:list-item>
                </text:list>
              </text:list-item>
            </text:list>
          </draw:text-box>
        </draw:frame>
        <draw:custom-shape draw:name="Rectangle 3" draw:style-name="gr14" draw:text-style-name="P37" draw:layer="layout" svg:width="20.386cm" svg:height="6.726cm" svg:x="2.117cm" svg:y="7.123cm">
          <text:p text:style-name="P21"><text:span text:style-name="T44">@Controller</text:span></text:p>
          <text:p text:style-name="P21"><text:span text:style-name="T45">public</text:span><text:span text:style-name="T46"> </text:span><text:span text:style-name="T45">class</text:span><text:span text:style-name="T46"> RewardController {</text:span></text:p>
          <text:p text:style-name="P21"><text:span text:style-name="T47"/></text:p>
          <text:p text:style-name="P21"><text:span text:style-name="T46"><text:s text:c="4"/></text:span><text:span text:style-name="T44">@RequestMapping</text:span><text:span text:style-name="T46">(</text:span><text:span text:style-name="T48">"/reward/show"</text:span><text:span text:style-name="T46">)</text:span></text:p>
          <text:p text:style-name="P21"><text:span text:style-name="T46"><text:s text:c="4"/></text:span><text:span text:style-name="T45">public</text:span><text:span text:style-name="T46"> ModelAndView show(HttpServletRequest request) {</text:span></text:p>
          <text:p text:style-name="P21"><text:span text:style-name="T47"><text:s text:c="8"/></text:span><text:span text:style-name="T47">String id = request.getParameter(“id”);</text:span></text:p>
          <text:p text:style-name="P21"><text:span text:style-name="T47"><text:s text:c="8"/></text:span><text:span text:style-name="T47">...</text:span></text:p>
          <text:p text:style-name="P21"><text:span text:style-name="T47"><text:s text:c="4"/></text:span><text:span text:style-name="T47">}</text:span></text:p>
          <text:p text:style-name="P21"><text:span text:style-name="T47">}</text:span></text:p>
          <draw:enhanced-geometry svg:viewBox="0 0 21600 21600" draw:type="rectangle" draw:enhanced-path="M 0 0 L 21600 0 21600 21600 0 21600 0 0 Z N"/>
        </draw:custom-shape>
        <draw:g draw:id="id16">
          <draw:custom-shape draw:name="Text Box 13" draw:style-name="gr38" draw:text-style-name="P27" draw:layer="layout" svg:width="9.299cm" svg:height="0.976cm" svg:x="13.005cm" svg:y="8.158cm">
            <text:p text:style-name="P27"><text:span text:style-name="T49">Automatically filled in by Spring</text:span></text:p>
            <draw:enhanced-geometry svg:viewBox="0 0 21600 21600" draw:type="mso-spt202" draw:enhanced-path="M 0 0 L 21600 0 21600 21600 0 21600 0 0 Z N"/>
          </draw:custom-shape>
          <draw:line draw:name="Line 14" draw:style-name="gr29" draw:text-style-name="P15" draw:layer="layout" svg:x1="17.615cm" svg:y1="9.153cm" svg:x2="14.803cm" svg:y2="10.107cm">
            <text:p text:style-name="P6"/>
          </draw:line>
        </draw:g>
        <draw:g draw:id="id17">
          <draw:custom-shape draw:name="Text Box 13" draw:style-name="gr39" draw:text-style-name="P27" draw:layer="layout" svg:width="10.653cm" svg:height="1.735cm" svg:x="11.441cm" svg:y="11.859cm">
            <text:p text:style-name="P27"><text:span text:style-name="T49">But - parameters must still be</text:span></text:p>
            <text:p text:style-name="P27"><text:span text:style-name="T49">manually extracted from the request</text:span></text:p>
            <draw:enhanced-geometry svg:viewBox="0 0 21600 21600" draw:type="mso-spt202" draw:enhanced-path="M 0 0 L 21600 0 21600 21600 0 21600 0 0 Z N"/>
          </draw:custom-shape>
          <draw:line draw:name="Line 14" draw:style-name="gr29" draw:text-style-name="P15" draw:layer="layout" svg:x1="11.203cm" svg:y1="12.681cm" svg:x2="9.382cm" svg:y2="11.537cm">
            <text:p text:style-name="P6"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name="Rectangle 7" draw:style-name="gr1" draw:text-style-name="P11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3"/>
          <draw:frame presentation:style-name="pr6" draw:text-style-name="P12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Handler Method Arguments<text:line-break/>with @RequestParam</text:p>
          </draw:text-box>
        </draw:frame>
        <draw:frame presentation:style-name="pr5" draw:text-style-name="P10" draw:layer="layout" svg:width="21.834cm" svg:height="12.743cm" svg:x="1.693cm" svg:y="3.857cm" presentation:class="outline" presentation:user-transformed="true">
          <draw:text-box>
            <text:list text:style-name="L4">
              <text:list-item>
                <text:p text:style-name="P8"><text:span text:style-name="T50">@RequestParam</text:span><text:span text:style-name="T3"> allows for </text:span><text:span text:style-name="T51">declaratively</text:span><text:span text:style-name="T52"> extracting parameters from the request</text:span><text:span text:style-name="T52"><text:line-break/></text:span><text:span text:style-name="T52"><text:line-break/></text:span><text:span text:style-name="T52"><text:line-break/></text:span><text:span text:style-name="T52"><text:line-break/></text:span><text:span text:style-name="T52"><text:line-break/></text:span><text:span text:style-name="T52"><text:line-break/></text:span><text:span text:style-name="T52"/></text:p>
              </text:list-item>
            </text:list>
            <text:list text:style-name="L4">
              <text:list-item>
                <text:p text:id="id21" text:style-name="P8"><text:span text:style-name="T52">Benefits</text:span></text:p>
              </text:list-item>
            </text:list>
            <text:list text:style-name="L4">
              <text:list-item>
                <text:list>
                  <text:list-item>
                    <text:p text:id="id22" text:style-name="P9"><text:span text:style-name="T52">Strongly type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23" text:style-name="P9"><text:span text:style-name="T52">results in less cod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24" text:style-name="P9"><text:span text:style-name="T52">easier to test</text:span></text:p>
                  </text:list-item>
                </text:list>
              </text:list-item>
            </text:list>
          </draw:text-box>
        </draw:frame>
        <draw:custom-shape draw:name="Rectangle 3" draw:style-name="gr14" draw:text-style-name="P38" draw:layer="layout" svg:width="20.386cm" svg:height="6.211cm" svg:x="2.117cm" svg:y="6.223cm">
          <text:p text:style-name="P21"><text:span text:style-name="T44">@Controller</text:span></text:p>
          <text:p text:style-name="P21"><text:span text:style-name="T45">public</text:span><text:span text:style-name="T46"> </text:span><text:span text:style-name="T45">class</text:span><text:span text:style-name="T46"> RewardController {</text:span></text:p>
          <text:p text:style-name="P21"><text:span text:style-name="T47"/></text:p>
          <text:p text:style-name="P21"><text:span text:style-name="T46"><text:s text:c="4"/></text:span><text:span text:style-name="T44">@RequestMapping</text:span><text:span text:style-name="T46">(</text:span><text:span text:style-name="T48">"/reward/show"</text:span><text:span text:style-name="T46">)</text:span></text:p>
          <text:p text:style-name="P21"><text:span text:style-name="T46"><text:s text:c="4"/></text:span><text:span text:style-name="T45">public</text:span><text:span text:style-name="T46"> ModelAndView show(</text:span><text:span text:style-name="T44">@RequestParam </text:span><text:span text:style-name="T45">long</text:span><text:span text:style-name="T46"> id) {</text:span></text:p>
          <text:p text:style-name="P21"><text:span text:style-name="T47"><text:s text:c="8"/></text:span><text:span text:style-name="T47">...</text:span></text:p>
          <text:p text:style-name="P21"><text:span text:style-name="T47"><text:s text:c="4"/></text:span><text:span text:style-name="T47">}</text:span></text:p>
          <text:p text:style-name="P21"><text:span text:style-name="T47">}</text:span></text:p>
          <draw:enhanced-geometry svg:viewBox="0 0 21600 21600" draw:type="rectangle" draw:enhanced-path="M 0 0 L 21600 0 21600 21600 0 21600 0 0 Z N"/>
        </draw:custom-shape>
        <draw:g draw:id="id20">
          <draw:custom-shape draw:name="Text Box 13" draw:style-name="gr38" draw:text-style-name="P27" draw:layer="layout" svg:width="15.542cm" svg:height="3.109cm" svg:x="9.388cm" svg:y="10.858cm">
            <text:list text:style-name="L3">
              <text:list-item>
                <text:p text:style-name="P27"><text:span text:style-name="T49">Tells Spring to:</text:span></text:p>
              </text:list-item>
            </text:list>
            <text:list text:style-name="L3">
              <text:list-item>
                <text:p text:style-name="P39"><text:span text:style-name="T49"><text:s/></text:span><text:span text:style-name="T49">look for an object named 'id' in the request</text:span></text:p>
              </text:list-item>
            </text:list>
            <text:list text:style-name="L3">
              <text:list-item>
                <text:p text:style-name="P39"><text:span text:style-name="T49"><text:s/></text:span><text:span text:style-name="T49">convert it to long (throws an exception on mismatch)</text:span></text:p>
              </text:list-item>
            </text:list>
            <text:list text:style-name="L3">
              <text:list-item>
                <text:p text:style-name="P39"><text:span text:style-name="T49"><text:s/></text:span><text:span text:style-name="T49">pass it in as a parameter to this method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line draw:name="Line 14" draw:style-name="gr29" draw:text-style-name="P15" draw:layer="layout" svg:x1="16.829cm" svg:y1="10.846cm" svg:x2="14.612cm" svg:y2="9.892cm">
            <text:p text:style-name="P6"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name="Rectangle 7" draw:style-name="gr1" draw:text-style-name="P11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4"/>
          <draw:frame presentation:style-name="pr6" draw:text-style-name="P12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3" draw:text-style-name="P6" draw:layer="layout" svg:width="17.476cm" svg:height="2.97cm" svg:x="0.957cm" svg:y="0.117cm" presentation:class="title">
          <draw:text-box>
            <text:p text:style-name="P6">Binding parameters using<text:line-break/>@RequestParam</text:p>
          </draw:text-box>
        </draw:frame>
        <draw:frame presentation:style-name="pr14" draw:text-style-name="P20" draw:layer="layout" svg:width="21.855cm" svg:height="4.667cm" svg:x="1.745cm" svg:y="4.594cm" presentation:class="outline" presentation:user-transformed="true">
          <draw:text-box>
            <text:list text:style-name="L4">
              <text:list-item>
                <text:p text:style-name="P17">Spring also allows to specify an explicit parameter name:</text:p>
              </text:list-item>
            </text:list>
          </draw:text-box>
        </draw:frame>
        <draw:custom-shape draw:name="Rectangle 4" draw:style-name="gr14" draw:text-style-name="P22" draw:layer="layout" svg:width="22.899cm" svg:height="1.345cm" svg:x="1.732cm" svg:y="7.441cm">
          <text:p text:style-name="P21"><text:span text:style-name="T18">public</text:span><text:span text:style-name="T19"> </text:span><text:span text:style-name="T18">void</text:span><text:span text:style-name="T19"> handle(</text:span><text:span text:style-name="T17">@RequestParam(</text:span><text:span text:style-name="T20">"entityId"</text:span><text:span text:style-name="T17">) </text:span><text:span text:style-name="T19">Long entityId)</text:span></text:p>
          <text:p text:style-name="P21"><text:span text:style-name="T19"/></text:p>
          <draw:enhanced-geometry svg:viewBox="0 0 21600 21600" draw:type="rectangle" draw:enhanced-path="M 0 0 L 21600 0 21600 21600 0 21600 0 0 Z N"/>
        </draw:custom-shape>
        <draw:frame presentation:style-name="pr14" draw:text-style-name="P20" draw:layer="layout" svg:width="22.916cm" svg:height="4.667cm" svg:x="1.684cm" svg:y="9.729cm" presentation:class="outline" presentation:user-transformed="true">
          <draw:text-box>
            <text:list text:style-name="L4">
              <text:list-item>
                <text:p text:style-name="P17">Or if a parameter is required or not (by default, it is, and an exception will be thrown if missing)</text:p>
              </text:list-item>
            </text:list>
          </draw:text-box>
        </draw:frame>
        <draw:custom-shape draw:name="Rectangle 4" draw:style-name="gr14" draw:text-style-name="P22" draw:layer="layout" svg:width="22.867cm" svg:height="2.952cm" svg:x="1.638cm" svg:y="12.42cm">
          <text:p text:style-name="P21"><text:span text:style-name="T18">public</text:span><text:span text:style-name="T19"> </text:span><text:span text:style-name="T18">void</text:span><text:span text:style-name="T19"> handle (</text:span><text:span text:style-name="T17">@RequestParam(value=</text:span><text:span text:style-name="T20">"entityId"</text:span><text:span text:style-name="T17">, required=</text:span><text:span text:style-name="T20">false</text:span><text:span text:style-name="T17">) </text:span><text:span text:style-name="T17"><text:tab/></text:span><text:span text:style-name="T19">Long entityId)</text:span></text:p>
          <text:p text:style-name="P21"><text:span text:style-name="T19"/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5" draw:layer="layout" svg:width="13.335cm" svg:height="10.002cm" svg:x="3.496cm" svg:y="2.001cm" draw:page-number="25" presentation:class="page"/>
          <draw:frame presentation:style-name="pr10" draw:text-style-name="P6" draw:layer="layout" svg:width="14.904cm" svg:height="11.75cm" svg:x="2.708cm" svg:y="12.668cm" presentation:class="notes">
            <draw:text-box>
              <text:p text:style-name="P6">Notice that leaving out the @RequestParam wil also work, but the parameter won't be required then</text:p>
            </draw:text-box>
          </draw:frame>
        </presentation:notes>
      </draw:page>
      <draw:page draw:name="page26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Understanding Handler Mappings</text:span></text:p>
              </text:list-item>
            </text:list>
            <text:list text:style-name="L4">
              <text:list-item>
                <text:p text:style-name="P8"><text:span text:style-name="T39">Simplifying Handler Method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9">Method return valu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9">Method argument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4">Resolving Handler Exceptions</text:span></text:p>
              </text:list-item>
            </text:list>
            <text:list text:style-name="L4">
              <text:list-item>
                <text:p text:style-name="P8"><text:span text:style-name="T39">Attaching Handler Intercepto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11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6"/>
          <draw:frame presentation:style-name="pr6" draw:text-style-name="P12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Resolving Handler Exceptions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Resolving Handler Exceptions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By default exceptions thrown by handlers propagate</text:span></text:p>
              </text:list-item>
            </text:list>
            <text:list text:style-name="L4">
              <text:list-item>
                <text:list>
                  <text:list-item>
                    <text:p text:style-name="P40"><text:span text:style-name="T3">The user will see a stack trace in their browser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Resolve exceptions to error views by registering a HandlerExceptionResolver with the DispatcherServle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11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7"/>
          <draw:frame presentation:style-name="pr7" draw:text-style-name="P12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Simple Exception Handler Example" draw:style-name="dp1" draw:master-page-name="Default">
        <office:forms form:automatic-focus="false" form:apply-design-mode="false"/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Simple Exception Handler Example</text:p>
          </draw:text-box>
        </draw:frame>
        <draw:custom-shape draw:name="Rectangle 4" draw:style-name="gr40" draw:text-style-name="P42" draw:layer="layout" svg:width="23.283cm" svg:height="7.938cm" svg:x="1.482cm" svg:y="5.503cm">
          <text:p text:style-name="P41"><text:span text:style-name="T53">&lt;bean</text:span><text:span text:style-name="T54"> </text:span><text:span text:style-name="T55">class</text:span><text:span text:style-name="T54">=</text:span><text:span text:style-name="T56">“org.springframework.web.servlet.handler.</text:span></text:p>
          <text:p text:style-name="P41"><text:span text:style-name="T56"><text:s text:c="23"/></text:span><text:span text:style-name="T56">SimpleMappingExceptionResolver”</text:span><text:span text:style-name="T53">&gt;</text:span></text:p>
          <text:p text:style-name="P41"><text:span text:style-name="T53"><text:s text:c="4"/></text:span><text:span text:style-name="T53">&lt;property</text:span><text:span text:style-name="T54"> </text:span><text:span text:style-name="T55">name</text:span><text:span text:style-name="T54">=</text:span><text:span text:style-name="T56">“exceptionMappings”</text:span><text:span text:style-name="T53">&gt;</text:span></text:p>
          <text:p text:style-name="P41"><text:span text:style-name="T53"><text:s text:c="8"/></text:span><text:span text:style-name="T53">&lt;map&gt;</text:span></text:p>
          <text:p text:style-name="P41"><text:span text:style-name="T53"><text:s text:c="12"/></text:span><text:span text:style-name="T53">&lt;entry </text:span><text:span text:style-name="T55">key</text:span><text:span text:style-name="T54">=</text:span><text:span text:style-name="T56">“DataAccessException</text:span><text:span text:style-name="T53">” </text:span><text:span text:style-name="T55">value</text:span><text:span text:style-name="T54">=</text:span><text:span text:style-name="T56">“databaseDown”</text:span><text:span text:style-name="T53">/&gt;</text:span></text:p>
          <text:p text:style-name="P41"><text:span text:style-name="T53"><text:s text:c="12"/></text:span><text:span text:style-name="T53">&lt;entry </text:span><text:span text:style-name="T55">key</text:span><text:span text:style-name="T54">=</text:span><text:span text:style-name="T56">“AccessDeniedException</text:span><text:span text:style-name="T53">” </text:span><text:span text:style-name="T55">value</text:span><text:span text:style-name="T54">=</text:span><text:span text:style-name="T56">“accessDenied”</text:span><text:span text:style-name="T53">/&gt;</text:span></text:p>
          <text:p text:style-name="P41"><text:span text:style-name="T53"><text:s text:c="8"/></text:span><text:span text:style-name="T53">&lt;/map&gt;</text:span></text:p>
          <text:p text:style-name="P41"><text:span text:style-name="T53"><text:s text:c="4"/></text:span><text:span text:style-name="T53">&lt;/property&gt;</text:span></text:p>
          <text:p text:style-name="P41"><text:span text:style-name="T53"><text:s text:c="4"/></text:span><text:span text:style-name="T53">&lt;property</text:span><text:span text:style-name="T54"> </text:span><text:span text:style-name="T55">name</text:span><text:span text:style-name="T54">=</text:span><text:span text:style-name="T56">“defaultErrorView” </text:span><text:span text:style-name="T55">value</text:span><text:span text:style-name="T54">=</text:span><text:span text:style-name="T56">“error”</text:span><text:span text:style-name="T53">/&gt;</text:span></text:p>
          <text:p text:style-name="P41"><text:span text:style-name="T53">&lt;/bean&gt;</text:span></text:p>
          <draw:enhanced-geometry svg:viewBox="0 0 21600 21600" draw:type="rectangle" draw:enhanced-path="M 0 0 L 21600 0 21600 21600 0 21600 0 0 Z N"/>
        </draw:custom-shape>
        <draw:custom-shape draw:name="Text Box 5" draw:style-name="gr41" draw:text-style-name="P44" draw:layer="layout" svg:width="11.642cm" svg:height="0.976cm" svg:x="1.27cm" svg:y="4.445cm">
          <text:p text:style-name="P43"><text:span text:style-name="T7">/WEB-INF/dispatcher-servlet-config.xml</text:span></text:p>
          <draw:enhanced-geometry svg:viewBox="0 0 21600 21600" draw:type="mso-spt202" draw:enhanced-path="M 0 0 L 21600 0 21600 21600 0 21600 0 0 Z N"/>
        </draw:custom-shape>
        <draw:polyline draw:name="Line 9" draw:style-name="gr42" draw:text-style-name="P15" draw:id="id26" draw:layer="layout" svg:width="1.481cm" svg:height="1.269cm" svg:x="13.149cm" svg:y="12.228cm" svg:viewBox="0 0 1482 1270" draw:points="0,1270 1482,0">
          <text:p text:style-name="P6"/>
        </draw:polyline>
        <draw:custom-shape draw:name="Text Box 10" draw:style-name="gr43" draw:text-style-name="P44" draw:id="id27" draw:layer="layout" svg:width="12.7cm" svg:height="0.976cm" svg:x="6.799cm" svg:y="13.498cm">
          <text:p text:style-name="P43"><text:span text:style-name="T57">Rendered if no other mapping was found</text:span></text:p>
          <draw:enhanced-geometry svg:viewBox="0 0 21600 21600" draw:type="mso-spt202" draw:enhanced-path="M 0 0 L 21600 0 21600 21600 0 21600 0 0 Z N"/>
        </draw:custom-shape>
        <draw:g draw:name="Group 13" draw:id="id25">
          <draw:line draw:name="Line 12" draw:style-name="gr44" draw:text-style-name="P15" draw:layer="layout" svg:x1="21.802cm" svg:y1="8.255cm" svg:x2="21.378cm" svg:y2="9.102cm">
            <text:p text:style-name="P6"/>
          </draw:line>
          <draw:custom-shape draw:name="Text Box 11" draw:style-name="gr45" draw:text-style-name="P27" draw:layer="layout" svg:width="8.679cm" svg:height="1.691cm" svg:x="16.298cm" svg:y="6.447cm">
            <text:p text:style-name="P43"><text:span text:style-name="T57">A ViewResolver will resolve these names to Views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name="Rectangle 7" draw:style-name="gr1" draw:text-style-name="P11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8"/>
          <draw:frame presentation:style-name="pr7" draw:text-style-name="P12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Understanding Handler Mappings</text:span></text:p>
              </text:list-item>
            </text:list>
            <text:list text:style-name="L4">
              <text:list-item>
                <text:p text:style-name="P8"><text:span text:style-name="T39">Simplifying Handler Method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9">Method return valu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9">Method argument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9">Resolving Handler Exceptions</text:span></text:p>
              </text:list-item>
            </text:list>
            <text:list text:style-name="L4">
              <text:list-item>
                <text:p text:style-name="P8"><text:span text:style-name="T4">Attaching Handler Intercepto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11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9"/>
          <draw:frame presentation:style-name="pr6" draw:text-style-name="P12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Attaching HandlerInterceptors" draw:style-name="dp1" draw:master-page-name="Default">
        <office:forms form:automatic-focus="false" form:apply-design-mode="false"/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<text:span text:style-name="T3">Attaching HandlerInterceptors</text:span>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Specific groups of handlers can have their <text:s/>execution intercepted</text:p>
              </text:list-item>
            </text:list>
            <text:list text:style-name="L4">
              <text:list-item>
                <text:list>
                  <text:list-item>
                    <text:p text:style-name="P40">Allows for applying pre and post-processing behavior</text:p>
                  </text:list-item>
                </text:list>
              </text:list-item>
            </text:list>
            <text:list text:style-name="L4">
              <text:list-item>
                <text:p text:style-name="P8">Especially useful for</text:p>
              </text:list-item>
            </text:list>
            <text:list text:style-name="L4">
              <text:list-item>
                <text:list>
                  <text:list-item>
                    <text:p text:style-name="P40">Authorization check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0">Centralized handling of application excep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0">Factoring out common handler cod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11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30"/>
          <draw:frame presentation:style-name="pr7" draw:text-style-name="P12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Handler Interception Points" draw:style-name="dp1" draw:master-page-name="Default">
        <office:forms form:automatic-focus="false" form:apply-design-mode="false"/>
        <draw:frame presentation:style-name="pr4" draw:text-style-name="P45" draw:layer="layout" svg:width="17.476cm" svg:height="2.753cm" svg:x="0.957cm" svg:y="0.225cm" presentation:class="title" presentation:user-transformed="true">
          <draw:text-box>
            <text:p text:style-name="P7">Handler Interception Points</text:p>
          </draw:text-box>
        </draw:frame>
        <draw:custom-shape draw:name="Rectangle 3" draw:style-name="gr46" draw:text-style-name="P14" draw:layer="layout" svg:width="6.773cm" svg:height="3.598cm" svg:x="5.08cm" svg:y="7.197cm">
          <text:p text:style-name="P13"><text:span text:style-name="T8">Dispatcher</text:span></text:p>
          <text:p text:style-name="P13"><text:span text:style-name="T8">Servlet</text:span></text:p>
          <draw:enhanced-geometry svg:viewBox="0 0 21600 21600" draw:type="rectangle" draw:enhanced-path="M 0 0 L 21600 0 21600 21600 0 21600 0 0 Z N"/>
        </draw:custom-shape>
        <draw:custom-shape draw:name="Rectangle 4" draw:style-name="gr47" draw:text-style-name="P14" draw:layer="layout" svg:width="6.562cm" svg:height="2.328cm" svg:x="17.145cm" svg:y="7.832cm">
          <text:p text:style-name="P13"><text:span text:style-name="T9">Handler</text:span></text:p>
          <draw:enhanced-geometry svg:viewBox="0 0 21600 21600" draw:type="rectangle" draw:enhanced-path="M 0 0 L 21600 0 21600 21600 0 21600 0 0 Z N"/>
        </draw:custom-shape>
        <draw:custom-shape draw:name="Rectangle 5" draw:style-name="gr48" draw:text-style-name="P14" draw:layer="layout" svg:width="6.562cm" svg:height="2.54cm" svg:x="5.08cm" svg:y="13.123cm">
          <text:p text:style-name="P13"><text:span text:style-name="T9">View</text:span></text:p>
          <draw:enhanced-geometry svg:viewBox="0 0 21600 21600" draw:type="rectangle" draw:enhanced-path="M 0 0 L 21600 0 21600 21600 0 21600 0 0 Z N"/>
        </draw:custom-shape>
        <draw:g draw:name="Group 6">
          <draw:line draw:name="Line 7" draw:style-name="gr7" draw:text-style-name="P15" draw:layer="layout" svg:x1="1.481cm" svg:y1="8.889cm" svg:x2="5.08cm" svg:y2="8.889cm">
            <text:p text:style-name="P6"/>
          </draw:line>
          <draw:custom-shape draw:name="Text Box 8" draw:style-name="gr49" draw:text-style-name="P46" draw:layer="layout" svg:width="5.292cm" svg:height="0.976cm" svg:x="0.423cm" svg:y="8.043cm">
            <text:p text:style-name="P13"><text:span text:style-name="T49">request</text:span></text:p>
            <draw:enhanced-geometry svg:viewBox="0 0 21600 21600" draw:type="mso-spt202" draw:enhanced-path="M 0 0 L 21600 0 21600 21600 0 21600 0 0 Z N"/>
          </draw:custom-shape>
        </draw:g>
        <draw:g draw:name="Group 9">
          <draw:line draw:name="Line 10" draw:style-name="gr7" draw:text-style-name="P15" draw:layer="layout" svg:x1="11.854cm" svg:y1="8.678cm" svg:x2="17.146cm" svg:y2="8.678cm">
            <text:p text:style-name="P6"/>
          </draw:line>
          <draw:custom-shape draw:name="Text Box 11" draw:style-name="gr50" draw:text-style-name="P46" draw:layer="layout" svg:width="5.715cm" svg:height="0.976cm" svg:x="11.642cm" svg:y="7.832cm">
            <text:p text:style-name="P13"><text:span text:style-name="T49">dispatch request</text:span></text:p>
            <draw:enhanced-geometry svg:viewBox="0 0 21600 21600" draw:type="mso-spt202" draw:enhanced-path="M 0 0 L 21600 0 21600 21600 0 21600 0 0 Z N"/>
          </draw:custom-shape>
        </draw:g>
        <draw:g draw:name="Group 12">
          <draw:line draw:name="Line 13" draw:style-name="gr51" draw:text-style-name="P15" draw:layer="layout" svg:x1="16.933cm" svg:y1="9.737cm" svg:x2="11.853cm" svg:y2="9.737cm">
            <text:p text:style-name="P6"/>
          </draw:line>
          <draw:custom-shape draw:name="Text Box 14" draw:style-name="gr52" draw:text-style-name="P46" draw:layer="layout" svg:width="2.752cm" svg:height="1.691cm" svg:x="13.123cm" svg:y="9.737cm">
            <text:p text:style-name="P13"><text:span text:style-name="T49">result view</text:span></text:p>
            <draw:enhanced-geometry svg:viewBox="0 0 21600 21600" draw:type="mso-spt202" draw:enhanced-path="M 0 0 L 21600 0 21600 21600 0 21600 0 0 Z N"/>
          </draw:custom-shape>
        </draw:g>
        <draw:g draw:name="Group 15">
          <draw:line draw:name="Line 16" draw:style-name="gr7" draw:text-style-name="P15" draw:layer="layout" svg:x1="9.101cm" svg:y1="10.795cm" svg:x2="9.101cm" svg:y2="13.123cm">
            <text:p text:style-name="P6"/>
          </draw:line>
          <draw:custom-shape draw:name="Text Box 17" draw:style-name="gr53" draw:text-style-name="P46" draw:layer="layout" svg:width="7.408cm" svg:height="0.976cm" svg:x="5.503cm" svg:y="11.429cm">
            <text:p text:style-name="P13"><text:span text:style-name="T49">render</text:span></text:p>
            <draw:enhanced-geometry svg:viewBox="0 0 21600 21600" draw:type="mso-spt202" draw:enhanced-path="M 0 0 L 21600 0 21600 21600 0 21600 0 0 Z N"/>
          </draw:custom-shape>
        </draw:g>
        <draw:g draw:name="Group 26" draw:id="id30">
          <draw:custom-shape draw:name="Text Box 20" draw:style-name="gr54" draw:text-style-name="P27" draw:layer="layout" svg:width="5.715cm" svg:height="0.976cm" svg:x="0.635cm" svg:y="11.218cm">
            <text:p text:style-name="P43"><text:span text:style-name="T57">afterCompletion</text:span></text:p>
            <draw:enhanced-geometry svg:viewBox="0 0 21600 21600" draw:type="mso-spt202" draw:enhanced-path="M 0 0 L 21600 0 21600 21600 0 21600 0 0 Z N"/>
          </draw:custom-shape>
          <draw:line draw:name="Line 21" draw:style-name="gr55" draw:text-style-name="P15" draw:layer="layout" svg:x1="6.35cm" svg:y1="11.852cm" svg:x2="8.043cm" svg:y2="11.429cm">
            <text:p text:style-name="P6"/>
          </draw:line>
        </draw:g>
        <draw:g draw:name="Group 25" draw:id="id29">
          <draw:custom-shape draw:name="Text Box 19" draw:style-name="gr56" draw:text-style-name="P27" draw:layer="layout" svg:width="4.233cm" svg:height="0.976cm" svg:x="12.488cm" svg:y="12.912cm">
            <text:p text:style-name="P43"><text:span text:style-name="T57">postHandle</text:span></text:p>
            <draw:enhanced-geometry svg:viewBox="0 0 21600 21600" draw:type="mso-spt202" draw:enhanced-path="M 0 0 L 21600 0 21600 21600 0 21600 0 0 Z N"/>
          </draw:custom-shape>
          <draw:line draw:name="Line 22" draw:style-name="gr55" draw:text-style-name="P15" draw:layer="layout" svg:x1="14.392cm" svg:y1="12.911cm" svg:x2="12.487cm" svg:y2="9.736cm">
            <text:p text:style-name="P6"/>
          </draw:line>
        </draw:g>
        <draw:g draw:name="Group 24" draw:id="id28">
          <draw:custom-shape draw:name="Text Box 18" draw:style-name="gr57" draw:text-style-name="P27" draw:layer="layout" svg:width="3.81cm" svg:height="0.976cm" svg:x="11.853cm" svg:y="4.233cm">
            <text:p text:style-name="P43"><text:span text:style-name="T57">preHandle</text:span></text:p>
            <draw:enhanced-geometry svg:viewBox="0 0 21600 21600" draw:type="mso-spt202" draw:enhanced-path="M 0 0 L 21600 0 21600 21600 0 21600 0 0 Z N"/>
          </draw:custom-shape>
          <draw:line draw:name="Line 23" draw:style-name="gr44" draw:text-style-name="P15" draw:layer="layout" svg:x1="13.757cm" svg:y1="5.292cm" svg:x2="11.852cm" svg:y2="8.467cm">
            <text:p text:style-name="P6"/>
          </draw:line>
        </draw:g>
        <draw:line draw:name="Line 27" draw:style-name="gr58" draw:text-style-name="P15" draw:layer="layout" svg:x1="8.043cm" svg:y1="13.123cm" svg:x2="8.043cm" svg:y2="10.795cm">
          <text:p text:style-name="P6"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name="Rectangle 7" draw:style-name="gr1" draw:text-style-name="P11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31"/>
          <draw:frame presentation:style-name="pr7" draw:text-style-name="P12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Implementing a HandlerInterceptor" draw:style-name="dp1" draw:master-page-name="Default">
        <office:forms form:automatic-focus="false" form:apply-design-mode="false"/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<text:span text:style-name="T3">Implementing a HandlerInterceptor</text:span>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Implement the HandlerInterceptor interface</text:span></text:p>
              </text:list-item>
            </text:list>
            <text:list text:style-name="L4">
              <text:list-item>
                <text:list>
                  <text:list-item>
                    <text:p text:style-name="P40"><text:span text:style-name="T3">Consider extending from HandlerInterceptorAdapter and overriding only the callbacks you need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Register your interceptor with a HandlerMapp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11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32"/>
          <draw:frame presentation:style-name="pr7" draw:text-style-name="P12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Handler Interceptor Interface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Handler Interceptor Interface</text:p>
          </draw:text-box>
        </draw:frame>
        <draw:custom-shape draw:name="Rectangle 3" draw:style-name="gr59" draw:text-style-name="P48" draw:layer="layout" svg:width="22.648cm" svg:height="12.704cm" svg:x="1.417cm" svg:y="4.268cm">
          <text:p text:style-name="P47"><text:span text:style-name="T58">package </text:span><text:span text:style-name="T59">org.springframework.web.servlet;</text:span></text:p>
          <text:p text:style-name="P47"><text:span text:style-name="T59"/></text:p>
          <text:p text:style-name="P47"><text:span text:style-name="T58">public interface </text:span><text:span text:style-name="T59">HandlerInterceptor {</text:span></text:p>
          <text:p text:style-name="P47"><text:span text:style-name="T59"/></text:p>
          <text:p text:style-name="P47"><text:span text:style-name="T59"><text:s text:c="4"/></text:span><text:span text:style-name="T58">boolean </text:span><text:span text:style-name="T59">preHandle(HttpServletRequest request,</text:span></text:p>
          <text:p text:style-name="P47"><text:span text:style-name="T59"><text:s text:c="8"/></text:span><text:span text:style-name="T59">HttpServletResponse response, Object handler);</text:span></text:p>
          <text:p text:style-name="P47"><text:span text:style-name="T59"/></text:p>
          <text:p text:style-name="P47"><text:span text:style-name="T59"/></text:p>
          <text:p text:style-name="P47"><text:span text:style-name="T59"><text:s text:c="4"/></text:span><text:span text:style-name="T58">void </text:span><text:span text:style-name="T59">postHandle(HttpServletRequest request,</text:span></text:p>
          <text:p text:style-name="P47"><text:span text:style-name="T59"><text:s text:c="8"/></text:span><text:span text:style-name="T59">HttpServletResponse res, Object handler, ModelAndView result);</text:span></text:p>
          <text:p text:style-name="P47"><text:span text:style-name="T59"/></text:p>
          <text:p text:style-name="P47"><text:span text:style-name="T59"/></text:p>
          <text:p text:style-name="P47"><text:span text:style-name="T59"><text:s text:c="4"/></text:span><text:span text:style-name="T58">void </text:span><text:span text:style-name="T59">afterCompletion(HttpServletRequest request,</text:span></text:p>
          <text:p text:style-name="P47"><text:span text:style-name="T59"><text:s text:c="8"/></text:span><text:span text:style-name="T59">HttpServletResponse response, Object handler, Exception e);</text:span></text:p>
          <text:p text:style-name="P47"><text:span text:style-name="T59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custom-shape draw:name="Rectangle 7" draw:style-name="gr1" draw:text-style-name="P11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33"/>
          <draw:frame presentation:style-name="pr6" draw:text-style-name="P12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Registering a HandlerInterceptor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60">Implementing and Registering a HandlerInterceptor</text:span></text:p>
          </draw:text-box>
        </draw:frame>
        <draw:frame presentation:style-name="pr15" draw:text-style-name="P50" draw:id="id31" draw:layer="layout" svg:width="21.59cm" svg:height="6.046cm" svg:x="1.905cm" svg:y="10.909cm" presentation:class="outline" presentation:user-transformed="true">
          <draw:text-box>
            <text:list text:style-name="L9">
              <text:list-item>
                <text:p text:style-name="P49"><text:span text:style-name="T61">&lt;bean</text:span><text:span text:style-name="T62"> </text:span><text:span text:style-name="T63">class</text:span><text:span text:style-name="T62">=</text:span><text:span text:style-name="T64">“org.springframework.web.servlet.mvc.annotation.</text:span></text:p>
              </text:list-item>
            </text:list>
            <text:list text:style-name="L9">
              <text:list-item>
                <text:p text:style-name="P49"><text:span text:style-name="T64"><text:s text:c="23"/></text:span><text:span text:style-name="T64">DefaultAnnotationHandlerMapping”</text:span><text:span text:style-name="T61">&gt;</text:span></text:p>
              </text:list-item>
            </text:list>
            <text:list text:style-name="L9">
              <text:list-item>
                <text:p text:style-name="P49"><text:span text:style-name="T61"><text:s text:c="4"/></text:span><text:span text:style-name="T61">&lt;property</text:span><text:span text:style-name="T63"> name</text:span><text:span text:style-name="T62">=</text:span><text:span text:style-name="T64">“interceptors”</text:span><text:span text:style-name="T61">&gt;</text:span></text:p>
              </text:list-item>
            </text:list>
            <text:list text:style-name="L9">
              <text:list-item>
                <text:p text:style-name="P49"><text:span text:style-name="T61"><text:s text:c="7"/></text:span><text:span text:style-name="T61">&lt;list&gt;</text:span></text:p>
              </text:list-item>
            </text:list>
            <text:list text:style-name="L9">
              <text:list-item>
                <text:p text:style-name="P49"><text:span text:style-name="T61"><text:s text:c="11"/></text:span><text:span text:style-name="T61">&lt;bean </text:span><text:span text:style-name="T63">class</text:span><text:span text:style-name="T61">=</text:span><text:span text:style-name="T64">“com.example.ExceptionLoggingHandlerInterceptor”</text:span><text:span text:style-name="T61">/&gt;</text:span></text:p>
              </text:list-item>
            </text:list>
            <text:list text:style-name="L9">
              <text:list-item>
                <text:p text:style-name="P49"><text:span text:style-name="T61"><text:s text:c="7"/></text:span><text:span text:style-name="T61">&lt;/list&gt;</text:span></text:p>
              </text:list-item>
            </text:list>
            <text:list text:style-name="L9">
              <text:list-item>
                <text:p text:style-name="P49"><text:span text:style-name="T61"><text:s text:c="3"/></text:span><text:span text:style-name="T61">&lt;/property&gt;</text:span></text:p>
              </text:list-item>
            </text:list>
            <text:list text:style-name="L9">
              <text:list-item>
                <text:p text:style-name="P49"><text:span text:style-name="T61">&lt;/bean&gt;</text:span></text:p>
              </text:list-item>
            </text:list>
            <text:list text:style-name="L9">
              <text:list-item>
                <text:p text:style-name="P49"><text:span text:style-name="T61"/></text:p>
              </text:list-item>
            </text:list>
          </draw:text-box>
        </draw:frame>
        <draw:g draw:id="id32">
          <draw:line draw:name="Line 6" draw:style-name="gr60" draw:text-style-name="P15" draw:layer="layout" svg:x1="8.254cm" svg:y1="15.371cm" svg:x2="7.619cm" svg:y2="14.312cm">
            <text:p text:style-name="P6"/>
          </draw:line>
          <draw:custom-shape draw:name="Text Box 7" draw:style-name="gr61" draw:text-style-name="P44" draw:layer="layout" svg:width="9.93cm" svg:height="0.892cm" svg:x="8.279cm" svg:y="14.865cm">
            <text:p text:style-name="P43"><text:span text:style-name="T62">Custom HandlerInterceptor registered</text:span></text:p>
            <draw:enhanced-geometry svg:viewBox="0 0 21600 21600" draw:type="mso-spt202" draw:enhanced-path="M 0 0 L 21600 0 21600 21600 0 21600 0 0 Z N"/>
          </draw:custom-shape>
        </draw:g>
        <draw:frame presentation:style-name="pr16" draw:text-style-name="P52" draw:layer="layout" svg:width="21.59cm" svg:height="6.341cm" svg:x="1.905cm" svg:y="3.909cm" presentation:class="outline" presentation:user-transformed="true">
          <draw:text-box>
            <text:list text:style-name="L10">
              <text:list-item>
                <text:p text:style-name="P51"><text:span text:style-name="T65">class </text:span><text:span text:style-name="T66">ExceptionLoggingHandlerInterceptor </text:span><text:span text:style-name="T65">extends </text:span><text:span text:style-name="T66">HandlerInterceptorAdapter {</text:span></text:p>
              </text:list-item>
            </text:list>
            <text:list text:style-name="L10">
              <text:list-item>
                <text:p text:style-name="P51"><text:span text:style-name="T66"><text:s text:c="4"/></text:span><text:span text:style-name="T67">@Override</text:span></text:p>
              </text:list-item>
            </text:list>
            <text:list text:style-name="L10">
              <text:list-item>
                <text:p text:style-name="P51"><text:span text:style-name="T67"><text:s text:c="4"/></text:span><text:span text:style-name="T65">public void </text:span><text:span text:style-name="T66">afterCompletion(HttpServletRequest req, HttpServletResponse res,</text:span></text:p>
              </text:list-item>
            </text:list>
            <text:list text:style-name="L10">
              <text:list-item>
                <text:p text:style-name="P51"><text:span text:style-name="T66"><text:s text:c="49"/></text:span><text:span text:style-name="T66">Object handler, Exception e) {</text:span></text:p>
              </text:list-item>
            </text:list>
            <text:list text:style-name="L10">
              <text:list-item>
                <text:p text:style-name="P51"><text:span text:style-name="T66"><text:s text:c="7"/></text:span><text:span text:style-name="T66">if (e != null) <text:s/></text:span><text:span text:style-name="T63">this</text:span><text:span text:style-name="T64">.log.</text:span><text:span text:style-name="T66">error(</text:span><text:span text:style-name="T64">“exception occurred while handling request: ”</text:span><text:span text:style-name="T66"> + e);</text:span></text:p>
              </text:list-item>
            </text:list>
            <text:list text:style-name="L10">
              <text:list-item>
                <text:p text:style-name="P51"><text:span text:style-name="T66"><text:s text:c="4"/></text:span><text:span text:style-name="T66">}</text:span></text:p>
              </text:list-item>
            </text:list>
            <text:list text:style-name="L10">
              <text:list-item>
                <text:p text:style-name="P51"><text:span text:style-name="T66">}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name="Rectangle 7" draw:style-name="gr1" draw:text-style-name="P11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34"/>
          <draw:frame presentation:style-name="pr7" draw:text-style-name="P12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3">Summary</text:span></text:p>
          </draw:text-box>
        </draw:frame>
        <draw:frame presentation:style-name="pr17" draw:text-style-name="P53" draw:layer="layout" svg:width="21.855cm" svg:height="12.91cm" svg:x="1.745cm" svg:y="4.1cm" presentation:class="outline" presentation:user-transformed="true">
          <draw:text-box>
            <text:list text:style-name="L4">
              <text:list-item>
                <text:p text:id="id33" text:style-name="P8"><text:span text:style-name="T68">HandlerMappings are the bridge between the DispatcherServlet and your Controllers</text:span></text:p>
              </text:list-item>
            </text:list>
            <text:list text:style-name="L4">
              <text:list-item>
                <text:list>
                  <text:list-item>
                    <text:p text:id="id34" text:style-name="P9"><text:span text:style-name="T69">DefaultAnnotationHandlerMapping should be all you need</text:span></text:p>
                  </text:list-item>
                </text:list>
              </text:list-item>
            </text:list>
            <text:list text:style-name="L4">
              <text:list-item>
                <text:p text:id="id35" text:style-name="P8"><text:span text:style-name="T68">Handler methods in </text:span><text:span text:style-name="T70">@Controller</text:span><text:span text:style-name="T68">-style handlers are very flexible</text:span></text:p>
              </text:list-item>
            </text:list>
            <text:list text:style-name="L4">
              <text:list-item>
                <text:list>
                  <text:list-item>
                    <text:p text:id="id36" text:style-name="P9"><text:span text:style-name="T69">No naming restrict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37" text:style-name="P9"><text:span text:style-name="T40">@RequestParam</text:span><text:span text:style-name="T69"> and </text:span><text:span text:style-name="T40">@ModelAttribute</text:span><text:span text:style-name="T69"> simplify dealing with the reques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38" text:style-name="P9"><text:span text:style-name="T69">Greatly facilitates testing</text:span></text:p>
                  </text:list-item>
                </text:list>
              </text:list-item>
            </text:list>
            <text:list text:style-name="L4">
              <text:list-item>
                <text:p text:id="id39" text:style-name="P17"><text:span text:style-name="T68">HandlerInterceptors help in factoring out common code from controllers</text:span></text:p>
              </text:list-item>
            </text:list>
            <text:list text:style-name="L4">
              <text:list-item>
                <text:p text:id="id40" text:style-name="P17"><text:span text:style-name="T68">Handler exceptions can be dealt with gracefully by using a HandlerExceptionResolve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name="Rectangle 7" draw:style-name="gr1" draw:text-style-name="P11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35"/>
          <draw:frame presentation:style-name="pr7" draw:text-style-name="P12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LAB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826cm" svg:y="5.767cm" presentation:class="title" presentation:user-transformed="true">
          <draw:text-box>
            <text:p text:style-name="P1"><text:span text:style-name="T1">LAB</text:span></text:p>
          </draw:text-box>
        </draw:frame>
        <draw:frame presentation:style-name="pr2" draw:text-style-name="P2" draw:layer="layout" svg:width="18.682cm" svg:height="4.87cm" svg:x="2.723cm" svg:y="8.46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Advanced Spring MVC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36"/>
          <draw:frame presentation:style-name="pr18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13" draw:display-name="Dash 13" draw:style="rect" draw:dots2="1" draw:dots2-length="0.141cm" draw:distance="0.105cm"/>
    <draw:stroke-dash draw:name="Dash_20_14" draw:display-name="Dash 14" draw:style="rect" draw:dots2="1" draw:dots2-length="0.141cm" draw:distance="0.105cm"/>
    <draw:stroke-dash draw:name="Dash_20_15" draw:display-name="Dash 15" draw:style="rect" draw:dots2="1" draw:dots2-length="0.141cm" draw:distance="0.105cm"/>
    <draw:stroke-dash draw:name="Dash_20_16" draw:display-name="Dash 16" draw:style="rect" draw:dots1="1" draw:dots1-length="0.02cm" draw:dots2="1" draw:dots2-length="0.02cm" draw:distance="0.02cm"/>
    <draw:stroke-dash draw:name="Dash_20_2" draw:display-name="Dash 2" draw:style="rect" draw:dots1="1" draw:dots1-length="0.035cm" draw:distance="0.035cm"/>
    <draw:stroke-dash draw:name="Dash_20_3" draw:display-name="Dash 3" draw:style="rect" draw:dots1="1" draw:dots1-length="0.035cm" draw:distance="0.035cm"/>
    <draw:stroke-dash draw:name="Dash_20_4" draw:display-name="Dash 4" draw:style="rect" draw:dots1="1" draw:dots1-length="0.026cm" draw:distance="0.026cm"/>
    <draw:stroke-dash draw:name="Dash_20_5" draw:display-name="Dash 5" draw:style="rect" draw:dots2="1" draw:dots2-length="0.141cm" draw:distance="0.105cm"/>
    <draw:stroke-dash draw:name="Dash_20_6" draw:display-name="Dash 6" draw:style="rect" draw:dots2="1" draw:dots2-length="0.141cm" draw:distance="0.105cm"/>
    <draw:stroke-dash draw:name="Dash_20_7" draw:display-name="Dash 7" draw:style="rect" draw:dots2="1" draw:dots2-length="0.141cm" draw:distance="0.1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6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Times" style:font-family-generic="moder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moder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moder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moder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family-generic="modern" style:font-pitch="variable" fo:font-size="24pt" fo:font-style="normal" fo:text-shadow="none" style:text-underline-style="none" fo:font-weight="normal" style:font-family-asian="'AR PL ShanHeiSun Uni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Times" style:font-family-generic="moder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moder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moder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moder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family-generic="moder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3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solid" draw:fill-color="#143015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8cm" fo:padding-right="0.268cm" fo:wrap-option="no-wrap" draw:shadow="hidden"/>
    </style:style>
    <style:style style:name="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8cm" fo:padding-right="0.268cm" fo:wrap-option="no-wrap" draw:shadow="hidden"/>
    </style:style>
    <style:style style:name="pr3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8cm" fo:padding-right="0.268cm" fo:wrap-option="no-wrap" draw:shadow="hidden"/>
    </style:style>
    <style:style style:name="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8cm" fo:padding-right="0.268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fo:text-align="end" text:enable-numbering="false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P9" style:family="paragraph">
      <style:paragraph-properties fo:margin-left="0cm" fo:margin-right="0cm" fo:line-height="100%" text:enable-numbering="false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Arial" style:font-family-generic="swiss" style:font-pitch="variable" fo:font-size="12pt" fo:font-weight="bold" style:font-family-asian="'ＭＳ Ｐゴシック'" style:font-family-generic-asian="modern" style:font-pitch-asian="variable" style:font-size-asian="12pt" style:font-weight-asian="bold" style:font-family-complex="'ＭＳ Ｐゴシック'" style:font-family-generic-complex="modern" style:font-pitch-complex="variable" style:font-size-complex="12pt" style:font-weight-complex="bold"/>
    </style:style>
    <style:style style:name="T3" style:family="text">
      <style:text-properties fo:font-size="13pt" fo:language="en" fo:country="US" style:font-size-asian="13pt" style:font-size-complex="13pt"/>
    </style:style>
    <style:style style:name="T4" style:family="text">
      <style:text-properties fo:color="#ffffff" fo:font-family="Verdana" style:font-family-generic="swiss" style:font-pitch="variable" fo:font-size="6pt" fo:language="en" fo:country="US" fo:font-weight="bold" style:font-family-asian="'ＭＳ Ｐゴシック'" style:font-family-generic-asian="modern" style:font-pitch-asian="variable" style:font-size-asian="6pt" style:font-weight-asian="bold" style:font-family-complex="'ＭＳ Ｐゴシック'" style:font-family-generic-complex="modern" style:font-pitch-complex="variable" style:font-size-complex="6pt" style:font-weight-complex="bold"/>
    </style:style>
    <text:list-style style:name="L1">
      <text:list-level-style-bullet text:level="1" text:bullet-char="•">
        <style:text-properties fo:font-family="Times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8.817cm" svg:height="1.332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817cm" svg:height="1.332cm" svg:x="11.50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817cm" svg:height="1.332cm" svg:x="0cm" svg:y="25.337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817cm" svg:height="1.332cm" svg:x="11.502cm" svg:y="25.337cm" presentation:class="page-number">
        <draw:text-box>
          <text:p text:style-name="P2"><text:span text:style-name="T1">Spring MVC 2 - </text:span><text:span text:style-name="T1"><text:page-number>&lt;number&gt;</text:page-number></text:span></text:p>
        </draw:text-box>
      </draw:frame>
      <draw:page-thumbnail draw:layer="backgroundobjects" svg:width="11.201cm" svg:height="8.4cm" svg:x="4.559cm" svg:y="3.733cm" draw:page-number="1"/>
      <draw:page-thumbnail draw:layer="backgroundobjects" svg:width="11.201cm" svg:height="8.4cm" svg:x="4.559cm" svg:y="14.535cm"/>
    </style:handout-master>
    <style:master-page style:name="Default" style:page-layout-name="PM1" draw:style-name="dp1">
      <draw:frame draw:style-name="gr3" draw:text-style-name="P3" draw:layer="backgroundobjects" svg:width="25.4cm" svg:height="3.052cm" svg:x="0cm" svg:y="15.998cm">
        <draw:image xlink:href="Pictures/10000000000002580000007019806B54.jpg" xlink:type="simple" xlink:show="embed" xlink:actuate="onLoad">
          <text:p/>
        </draw:image>
      </draw:frame>
      <draw:frame presentation:style-name="Default-title" draw:layer="backgroundobjects" svg:width="17.476cm" svg:height="2.969cm" svg:x="0.957cm" svg:y="0.117cm" presentation:class="title" presentation:placeholder="true">
        <draw:text-box/>
      </draw:frame>
      <draw:frame presentation:style-name="Default-outline1" draw:layer="backgroundobjects" svg:width="21.855cm" svg:height="11.219cm" svg:x="1.745cm" svg:y="4.657cm" presentation:class="outline" presentation:placeholder="true">
        <draw:text-box/>
      </draw:frame>
      <draw:custom-shape draw:style-name="gr4" draw:text-style-name="P5" draw:layer="backgroundobjects" svg:width="5.292cm" svg:height="1.27cm" svg:x="19.566cm" svg:y="18.181cm">
        <text:p text:style-name="P4"><text:span text:style-name="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style-name="gr5" draw:text-style-name="P5" draw:layer="backgroundobjects" svg:width="24.346cm" svg:height="0.119cm" svg:x="0.525cm" svg:y="3.305cm">
        <text:p/>
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gr3" draw:text-style-name="P3" draw:layer="backgroundobjects" svg:width="5.979cm" svg:height="1.821cm" svg:x="18.994cm" svg:y="0.632cm">
        <draw:image xlink:href="Pictures/100000000000054C0000019DA8493AEF.jpg" xlink:type="simple" xlink:show="embed" xlink:actuate="onLoad">
          <text:p/>
        </draw:image>
      </draw:frame>
      <presentation:notes style:page-layout-name="PM0">
        <draw:rect draw:style-name="gr6" draw:text-style-name="P6" draw:layer="backgroundobjects" svg:width="20.32cm" svg:height="26.67cm" svg:x="0cm" svg:y="0cm">
          <text:p/>
        </draw:rect>
        <draw:frame presentation:style-name="pr1" draw:text-style-name="P7" draw:layer="backgroundobjects" svg:width="8.806cm" svg:height="1.333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1" draw:text-style-name="P8" draw:layer="backgroundobjects" svg:width="8.806cm" svg:height="1.333cm" svg:x="11.514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Default-title" draw:layer="backgroundobjects" svg:width="13.335cm" svg:height="10.002cm" svg:x="3.496cm" svg:y="2.001cm" presentation:class="page"/>
        <draw:frame presentation:style-name="Default-notes" draw:layer="backgroundobjects" svg:width="14.904cm" svg:height="12cm" svg:x="2.708cm" svg:y="12.668cm" presentation:class="notes" presentation:placeholder="true">
          <draw:text-box/>
        </draw:frame>
        <draw:frame presentation:style-name="pr2" draw:text-style-name="P7" draw:layer="backgroundobjects" svg:width="8.806cm" svg:height="1.333cm" svg:x="0cm" svg:y="25.337cm" presentation:class="footer">
          <draw:text-box>
            <text:p text:style-name="P7"><text:span text:style-name="T3"><presentation:footer/></text:span></text:p>
          </draw:text-box>
        </draw:frame>
        <draw:frame presentation:style-name="pr2" draw:text-style-name="P8" draw:layer="backgroundobjects" svg:width="8.806cm" svg:height="1.333cm" svg:x="11.514cm" svg:y="25.337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3" draw:layer="backgroundobjects" svg:width="25.4cm" svg:height="3.052cm" svg:x="0cm" svg:y="15.998cm">
        <draw:image xlink:href="Pictures/10000000000002580000007019806B54.jpg" xlink:type="simple" xlink:show="embed" xlink:actuate="onLoad">
          <text:p/>
        </draw:image>
      </draw:frame>
      <draw:frame presentation:style-name="Title1-title" draw:layer="backgroundobjects" svg:width="21.59cm" svg:height="3.176cm" svg:x="1.826cm" svg:y="5.767cm" presentation:class="title" presentation:placeholder="true">
        <draw:text-box/>
      </draw:frame>
      <draw:custom-shape draw:style-name="gr4" draw:text-style-name="P5" draw:layer="backgroundobjects" svg:width="18.49cm" svg:height="1.037cm" svg:x="0.635cm" svg:y="18.353cm">
        <text:p text:style-name="P9"><text:span text:style-name="T4">Copyright 2005-2008 SpringSource. <text:s/>Copying, publishing or distributing without express written permission is prohibited.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draw:frame draw:style-name="gr3" draw:text-style-name="P3" draw:layer="backgroundobjects" svg:width="5.979cm" svg:height="1.821cm" svg:x="18.994cm" svg:y="0.632cm">
        <draw:image xlink:href="Pictures/100000000000054C0000019DA8493AEF.jpg" xlink:type="simple" xlink:show="embed" xlink:actuate="onLoad">
          <text:p/>
        </draw:image>
      </draw:frame>
      <presentation:notes style:page-layout-name="PM0">
        <draw:rect draw:style-name="gr6" draw:text-style-name="P6" draw:layer="backgroundobjects" svg:width="20.32cm" svg:height="26.67cm" svg:x="0cm" svg:y="0cm">
          <text:p/>
        </draw:rect>
        <draw:frame presentation:style-name="pr3" draw:text-style-name="P7" draw:layer="backgroundobjects" svg:width="8.806cm" svg:height="1.333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3" draw:text-style-name="P8" draw:layer="backgroundobjects" svg:width="8.806cm" svg:height="1.333cm" svg:x="11.514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Title1-title" draw:layer="backgroundobjects" svg:width="13.335cm" svg:height="10.002cm" svg:x="3.496cm" svg:y="2.001cm" presentation:class="page"/>
        <draw:frame presentation:style-name="Title1-notes" draw:layer="backgroundobjects" svg:width="14.904cm" svg:height="12cm" svg:x="2.708cm" svg:y="12.668cm" presentation:class="notes" presentation:placeholder="true">
          <draw:text-box/>
        </draw:frame>
        <draw:frame presentation:style-name="pr4" draw:text-style-name="P7" draw:layer="backgroundobjects" svg:width="8.806cm" svg:height="1.333cm" svg:x="0cm" svg:y="25.337cm" presentation:class="footer">
          <draw:text-box>
            <text:p text:style-name="P7"><text:span text:style-name="T3"><presentation:footer/></text:span></text:p>
          </draw:text-box>
        </draw:frame>
        <draw:frame presentation:style-name="pr4" draw:text-style-name="P8" draw:layer="backgroundobjects" svg:width="8.806cm" svg:height="1.333cm" svg:x="11.514cm" svg:y="25.337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title>Module Name</dc:title>
    <meta:initial-creator>Subject Matter Expert</meta:initial-creator>
    <meta:creation-date>2006-09-22T09:51:11</meta:creation-date>
    <dc:creator>Joris Kuipers</dc:creator>
    <dc:date>2008-05-27T20:19:15</dc:date>
    <meta:editing-cycles>854</meta:editing-cycles>
    <meta:editing-duration>P2DT6H14M9S</meta:editing-duration>
    <meta:user-defined meta:name="Info 1"/>
    <meta:user-defined meta:name="Info 2"/>
    <meta:user-defined meta:name="Info 3"/>
    <meta:user-defined meta:name="Info 4"/>
    <meta:document-statistic meta:object-count="318"/>
  </office:meta>
</office:document-meta>
</file>